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2">
      <style:graphic-properties draw:fill="none" draw:stroke="solid" svg:stroke-width="0.01389in" svg:stroke-color="#000000" svg:stroke-opacity="100%"/>
    </style:style>
    <style:style style:family="text" style:name="a80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text-transform="uppercase" fo:color="#1f2c8f" style:text-line-through-type="none" style:text-line-through-style="none" style:text-line-through-width="auto" style:text-line-through-color="font-color" style:text-position="0% 100%" fo:font-family="Arial Black" fo:font-size="0.55556in" style:font-size-asian="0.55556in" style:font-size-complex="0.55556in" fo:letter-spacing="0in" fo:language="lv" fo:country="LV"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5">
      <style:graphic-properties draw:fill="none" draw:stroke="solid" svg:stroke-width="0.01389in" svg:stroke-color="#000000" svg:stroke-opacity="100%"/>
    </style:style>
    <style:style style:family="text" style:name="a7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8">
      <style:graphic-properties draw:fill="none" draw:stroke="solid" svg:stroke-width="0.01389in" svg:stroke-color="#000000" svg:stroke-opacity="100%"/>
    </style:style>
    <style:style style:family="presentation" style:name="a819">
      <style:graphic-properties draw:fill="none" draw:stroke="solid" svg:stroke-width="0.01389in" svg:stroke-color="#000000" svg:stroke-opacity="100%"/>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2">
      <style:drawing-page-properties draw:fill="solid" draw:fill-color="#1f2c8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draw:fill="none" draw:stroke="solid" svg:stroke-width="0.01389in" svg:stroke-color="#000000" svg:stroke-opacity="100%"/>
    </style:style>
    <style:style style:family="paragraph" style:name="a737">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draw:fill="none" draw:stroke="solid" svg:stroke-width="0.01389in" svg:stroke-color="#000000" svg:stroke-opacity="100%"/>
    </style:style>
    <style:style style:family="paragraph" style:name="a7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9">
      <style:graphic-properties draw:fill="none" draw:stroke="solid" svg:stroke-width="0.01389in" svg:stroke-color="#000000" svg:stroke-opacity="100%"/>
    </style:style>
    <style:style style:family="drawing-page" style:name="a69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3">
      <style:graphic-properties draw:fill="none" draw:stroke="solid" svg:stroke-width="0.01389in" svg:stroke-color="#000000" svg:stroke-opacity="100%"/>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lv" fo:country="LV"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5cd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text-transform="uppercas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lv" fo:country="LV"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81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37in" text:min-label-width="0.3125in"/>
        <style:text-properties fo:font-family="Arial" style:font-family-generic="swiss" style:font-pitch="variable" fo:font-size="100%"/>
      </text:list-level-style-bullet>
      <text:list-level-style-bullet text:level="3" text:bullet-char="•">
        <style:list-level-properties text:space-before="0.87in" text:min-label-width="0.3125in"/>
        <style:text-properties fo:font-family="Arial" style:font-family-generic="swiss" style:font-pitch="variable" fo:font-size="100%"/>
      </text:list-level-style-bullet>
      <text:list-level-style-bullet text:level="4" text:bullet-char="•">
        <style:list-level-properties text:space-before="1.37in" text:min-label-width="0.3125in"/>
        <style:text-properties fo:font-family="Arial" style:font-family-generic="swiss" style:font-pitch="variable" fo:font-size="100%"/>
      </text:list-level-style-bullet>
      <text:list-level-style-bullet text:level="5" text:bullet-char="•">
        <style:list-level-properties text:space-before="1.87in" text:min-label-width="0.3125in"/>
        <style:text-properties fo:font-family="Arial" style:font-family-generic="swiss" style:font-pitch="variable" fo:font-size="100%"/>
      </text:list-level-style-bullet>
      <text:list-level-style-bullet text:level="6" text:bullet-char="•">
        <style:list-level-properties text:space-before="2.37in" text:min-label-width="0.3125in"/>
        <style:text-properties fo:font-family="Arial" style:font-family-generic="swiss" style:font-pitch="variable" fo:font-size="100%"/>
      </text:list-level-style-bullet>
      <text:list-level-style-bullet text:level="7" text:bullet-char="•">
        <style:list-level-properties text:space-before="2.87in" text:min-label-width="0.3125in"/>
        <style:text-properties fo:font-family="Arial" style:font-family-generic="swiss" style:font-pitch="variable" fo:font-size="100%"/>
      </text:list-level-style-bullet>
      <text:list-level-style-bullet text:level="8" text:bullet-char="•">
        <style:list-level-properties text:space-before="3.37in" text:min-label-width="0.3125in"/>
        <style:text-properties fo:font-family="Arial" style:font-family-generic="swiss" style:font-pitch="variable" fo:font-size="100%"/>
      </text:list-level-style-bullet>
      <text:list-level-style-bullet text:level="9" text:bullet-char="•">
        <style:list-level-properties text:space-before="3.87in" text:min-label-width="0.31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office:automatic-styles>
  <office:body>
    <office:presentation>
      <draw:page draw:name="Slide57" draw:style-name="a668" draw:master-page-name="Master1-Layout1-cust-Title-Slide" presentation:presentation-page-layout-name="Master1-PPL1" draw:id="Slide-312">
        <draw:frame draw:id="id124" presentation:style-name="a674" draw:name="Title 1" svg:x="3.17125in" svg:y="0.88608in" svg:width="6.99084in" svg:height="4.18987in" presentation:class="title" presentation:placeholder="false">
          <draw:text-box>
            <text:p text:style-name="a673" text:class-names="" text:cond-style-name=""><text:span text:style-name="a669" text:class-names="">Projekts</text:span><text:span text:style-name="a670" text:class-names=""><text:line-break/></text:span><text:span text:style-name="a671" text:class-names="">«Pomodoro taimeris»</text:span><text:span text:style-name="a672" text:class-names=""/></text:p>
          </draw:text-box>
          <svg:title/>
          <svg:desc/>
        </draw:frame>
        <presentation:notes draw:style-name="a677">
          <draw:page-thumbnail draw:page-number="1" svg:x="-0.5in" svg:y="3.33333in" svg:width="16in" svg:height="9in" presentation:class="page" draw:id="id125" presentation:style-name="a675" draw:name="Slide Image Placeholder 1">
            <svg:title/>
            <svg:desc/>
          </draw:page-thumbnail>
          <draw:frame draw:id="id126" presentation:style-name="a676" draw:name="Notes Placeholder 2" svg:x="1.5in" svg:y="12.83333in" svg:width="12in" svg:height="10.5in" presentation:class="notes" presentation:placeholder="true">
            <draw:text-box/>
            <svg:title/>
            <svg:desc/>
          </draw:frame>
        </presentation:notes>
      </draw:page>
      <draw:page draw:name="Slide27" draw:style-name="a678" draw:master-page-name="Master1-Layout5-cust-Quote" presentation:presentation-page-layout-name="Master1-PPL5" draw:id="Slide-282">
        <draw:frame draw:id="id127" presentation:style-name="a682" draw:name="Title 1" svg:x="3.78452in" svg:y="1.15625in" svg:width="8.71113in" svg:height="1.08723in" presentation:class="title" presentation:placeholder="false">
          <draw:text-box>
            <text:p text:style-name="a681" text:class-names="" text:cond-style-name=""><text:span text:style-name="a679" text:class-names="">Projekta ideja</text:span><text:span text:style-name="a680" text:class-names=""/></text:p>
          </draw:text-box>
          <svg:title/>
          <svg:desc/>
        </draw:frame>
        <draw:frame draw:id="id128" presentation:style-name="a692" draw:name="Content Placeholder 2" svg:x="3.78452in" svg:y="2.51862in" svg:width="8.71113in" svg:height="3.82513in" presentation:class="outline" presentation:placeholder="false">
          <draw:text-box>
            <text:list text:style-name="a685">
              <text:list-item>
                <text:p text:style-name="a684" text:class-names="" text:cond-style-name=""><text:span text:style-name="a683" text:class-names="">Francesco Cirillo izgudroja «Pomodoro» mācību tehniku, lai paaugstinātu fokusu un darba kvalitāti.</text:span></text:p>
              </text:list-item>
            </text:list>
            <text:list text:style-name="a688">
              <text:list-item>
                <text:p text:style-name="a687" text:class-names="" text:cond-style-name=""><text:span text:style-name="a686" text:class-names="">Programma «Pomodoro taimeris» kontrolē 25 minūšu darba «piegājienus», pēc kuriem ir 5 minūšu pauze, un pēc 4 šādiem darba-atpūtas cikliem, lietotājam ir 25 minūšu pauze.</text:span></text:p>
              </text:list-item>
            </text:list>
            <text:list text:style-name="a691">
              <text:list-item>
                <text:p text:style-name="a690" text:class-names="" text:cond-style-name=""><text:span text:style-name="a689" text:class-names=""/></text:p>
              </text:list-item>
            </text:list>
          </draw:text-box>
          <svg:title/>
          <svg:desc/>
        </draw:frame>
        <draw:frame draw:id="id129" draw:style-name="a695" draw:name="Slide Number Placeholder 2" svg:x="11.41566in" svg:y="0.5in" svg:width="1.08in" svg:height="0.51563in">
          <draw:text-box>
            <text:p text:style-name="a694" text:class-names="" text:cond-style-name=""><text:span text:style-name="a693" text:class-names=""><text:page-number style:num-format="1" text:fixed="false"/></text:span></text:p>
          </draw:text-box>
          <svg:title/>
          <svg:desc/>
        </draw:frame>
        <presentation:notes draw:style-name="a698">
          <draw:page-thumbnail draw:page-number="2" svg:x="-0.5in" svg:y="3.33333in" svg:width="16in" svg:height="9in" presentation:class="page" draw:id="id130" presentation:style-name="a696" draw:name="Slide Image Placeholder 1">
            <svg:title/>
            <svg:desc/>
          </draw:page-thumbnail>
          <draw:frame draw:id="id131" presentation:style-name="a697" draw:name="Notes Placeholder 2" svg:x="1.5in" svg:y="12.83333in" svg:width="12in" svg:height="10.5in" presentation:class="notes" presentation:placeholder="true">
            <draw:text-box/>
            <svg:title/>
            <svg:desc/>
          </draw:frame>
        </presentation:notes>
      </draw:page>
      <draw:page draw:name="Slide49" draw:style-name="a699" draw:master-page-name="Master1-Layout2-cust-Agenda" presentation:presentation-page-layout-name="Master1-PPL2" draw:id="Slide-304">
        <draw:frame draw:id="id132" presentation:style-name="a703" draw:name="Title 1" svg:x="1in" svg:y="1.15625in" svg:width="7.2in" svg:height="1.67471in" presentation:class="title" presentation:placeholder="false">
          <draw:text-box>
            <text:p text:style-name="a702" text:class-names="" text:cond-style-name=""><text:span text:style-name="a700" text:class-names="">Mērķauditorija</text:span><text:span text:style-name="a701" text:class-names=""/></text:p>
          </draw:text-box>
          <svg:title/>
          <svg:desc/>
        </draw:frame>
        <draw:frame draw:id="id133" presentation:style-name="a708" draw:name="Content Placeholder 2" svg:x="1in" svg:y="3.1in" svg:width="7.2in" svg:height="3.50759in" presentation:class="outline" presentation:placeholder="false">
          <draw:text-box>
            <text:list text:style-name="a707">
              <text:list-item>
                <text:p text:style-name="a706" text:class-names="" text:cond-style-name=""><text:span text:style-name="a704" text:class-names="">Jebkurš cilvēks, kuram ir problēmas ar koncentrēšanos un darba organizēšanu ar piekļuvi datoram.</text:span><text:span text:style-name="a705" text:class-names=""/></text:p>
              </text:list-item>
            </text:list>
          </draw:text-box>
          <svg:title/>
          <svg:desc/>
        </draw:frame>
        <draw:frame draw:id="id134" draw:style-name="a711" draw:name="Slide Number Placeholder 3" svg:x="11.32812in" svg:y="0.5in" svg:width="1.16753in" svg:height="0.51563in">
          <draw:text-box>
            <text:p text:style-name="a710" text:class-names="" text:cond-style-name=""><text:span text:style-name="a709" text:class-names=""><text:page-number style:num-format="1" text:fixed="false"/></text:span></text:p>
          </draw:text-box>
          <svg:title/>
          <svg:desc/>
        </draw:frame>
        <presentation:notes draw:style-name="a714">
          <draw:page-thumbnail draw:page-number="3" svg:x="-0.5in" svg:y="3.33333in" svg:width="16in" svg:height="9in" presentation:class="page" draw:id="id135" presentation:style-name="a712" draw:name="Slide Image Placeholder 1">
            <svg:title/>
            <svg:desc/>
          </draw:page-thumbnail>
          <draw:frame draw:id="id136" presentation:style-name="a713" draw:name="Notes Placeholder 2" svg:x="1.5in" svg:y="12.83333in" svg:width="12in" svg:height="10.5in" presentation:class="notes" presentation:placeholder="true">
            <draw:text-box/>
            <svg:title/>
            <svg:desc/>
          </draw:frame>
        </presentation:notes>
      </draw:page>
      <draw:page draw:name="Slide60" draw:style-name="a715" draw:master-page-name="Master1-Layout7-cust-Comparison-4" presentation:presentation-page-layout-name="Master1-PPL7" draw:id="Slide-315">
        <draw:frame draw:id="id137" presentation:style-name="a719" draw:name="Title 1" svg:x="1in" svg:y="0.91277in" svg:width="8.52632in" svg:height="1.33682in" presentation:class="title" presentation:placeholder="false">
          <draw:text-box>
            <text:p text:style-name="a718" text:class-names="" text:cond-style-name=""><text:span text:style-name="a716" text:class-names="">Lietderīgums</text:span><text:span text:style-name="a717" text:class-names=""/></text:p>
          </draw:text-box>
          <svg:title/>
          <svg:desc/>
        </draw:frame>
        <draw:frame draw:id="id138" draw:style-name="a722" draw:name="Slide Number Placeholder 2" svg:x="11.41566in" svg:y="0.5in" svg:width="1.08in" svg:height="0.51563in">
          <draw:text-box>
            <text:p text:style-name="a721" text:class-names="" text:cond-style-name=""><text:span text:style-name="a720" text:class-names=""><text:page-number style:num-format="1" text:fixed="false"/></text:span></text:p>
          </draw:text-box>
          <svg:title/>
          <svg:desc/>
        </draw:frame>
        <draw:frame draw:id="id139" presentation:style-name="a727" draw:name="Content Placeholder 4" svg:x="1in" svg:y="2.51862in" svg:width="7.83636in" svg:height="4.06861in" presentation:class="outline" presentation:placeholder="false">
          <draw:text-box>
            <text:list text:style-name="a726">
              <text:list-item>
                <text:p text:style-name="a725" text:class-names="" text:cond-style-name=""><text:span text:style-name="a723" text:class-names="">Programma var būt lietderīga mērķauditorijai kā papildrīks, taču nav fakts, ka palīdzēs visiem.</text:span><text:span text:style-name="a724" text:class-names=""/></text:p>
              </text:list-item>
            </text:list>
          </draw:text-box>
          <svg:title/>
          <svg:desc/>
        </draw:frame>
        <presentation:notes draw:style-name="a730">
          <draw:page-thumbnail draw:page-number="4" svg:x="-0.5in" svg:y="3.33333in" svg:width="16in" svg:height="9in" presentation:class="page" draw:id="id140" presentation:style-name="a728" draw:name="Slide Image Placeholder 1">
            <svg:title/>
            <svg:desc/>
          </draw:page-thumbnail>
          <draw:frame draw:id="id141" presentation:style-name="a729" draw:name="Notes Placeholder 2" svg:x="1.5in" svg:y="12.83333in" svg:width="12in" svg:height="10.5in" presentation:class="notes" presentation:placeholder="true">
            <draw:text-box/>
            <svg:title/>
            <svg:desc/>
          </draw:frame>
        </presentation:notes>
      </draw:page>
      <draw:page draw:name="Slide69" draw:style-name="a731" draw:master-page-name="Master1-Layout5-cust-Quote" presentation:presentation-page-layout-name="Master1-PPL5" draw:id="Slide-324">
        <draw:frame draw:id="id142" presentation:style-name="a735" draw:name="Title 1" svg:x="3.78452in" svg:y="1.15625in" svg:width="8.71113in" svg:height="1.08723in" presentation:class="title" presentation:placeholder="false">
          <draw:text-box>
            <text:p text:style-name="a734" text:class-names="" text:cond-style-name=""><text:span text:style-name="a732" text:class-names="">Līdzekļi un laiks</text:span><text:span text:style-name="a733" text:class-names=""/></text:p>
          </draw:text-box>
          <svg:title/>
          <svg:desc/>
        </draw:frame>
        <draw:frame draw:id="id143" presentation:style-name="a749" draw:name="Content Placeholder 2" svg:x="3.78452in" svg:y="2.51862in" svg:width="8.71113in" svg:height="3.82513in" presentation:class="outline" presentation:placeholder="false">
          <draw:text-box>
            <text:list text:style-name="a738">
              <text:list-item>
                <text:p text:style-name="a737" text:class-names="" text:cond-style-name=""><text:span text:style-name="a736" text:class-names="">Izstrādes līdzekļi bija personīgais laiks, dators un prāts.</text:span></text:p>
              </text:list-item>
            </text:list>
            <text:list text:style-name="a745">
              <text:list-item>
                <text:p text:style-name="a744" text:class-names="" text:cond-style-name=""><text:span text:style-name="a739" text:class-names="">Patērētais laiks =<text:s text:c="1"/></text:span><text:span text:style-name="a740" text:class-names="">+-</text:span><text:span text:style-name="a741" text:class-names="">15</text:span><text:span text:style-name="a742" text:class-names=""><text:s text:c="1"/></text:span><text:span text:style-name="a743" text:class-names="">stundas kopā ar dokumentāciju</text:span></text:p>
              </text:list-item>
            </text:list>
            <text:list text:style-name="a748">
              <text:list-item>
                <text:p text:style-name="a747" text:class-names="" text:cond-style-name=""><text:span text:style-name="a746" text:class-names=""/></text:p>
              </text:list-item>
            </text:list>
          </draw:text-box>
          <svg:title/>
          <svg:desc/>
        </draw:frame>
        <draw:frame draw:id="id144" draw:style-name="a752" draw:name="Slide Number Placeholder 2" svg:x="11.41566in" svg:y="0.5in" svg:width="1.08in" svg:height="0.51563in">
          <draw:text-box>
            <text:p text:style-name="a751" text:class-names="" text:cond-style-name=""><text:span text:style-name="a750" text:class-names=""><text:page-number style:num-format="1" text:fixed="false"/></text:span></text:p>
          </draw:text-box>
          <svg:title/>
          <svg:desc/>
        </draw:frame>
        <presentation:notes draw:style-name="a755">
          <draw:page-thumbnail draw:page-number="5" svg:x="-0.5in" svg:y="3.33333in" svg:width="16in" svg:height="9in" presentation:class="page" draw:id="id145" presentation:style-name="a753" draw:name="Slide Image Placeholder 1">
            <svg:title/>
            <svg:desc/>
          </draw:page-thumbnail>
          <draw:frame draw:id="id146" presentation:style-name="a754" draw:name="Notes Placeholder 2" svg:x="1.5in" svg:y="12.83333in" svg:width="12in" svg:height="10.5in" presentation:class="notes" presentation:placeholder="true">
            <draw:text-box/>
            <svg:title/>
            <svg:desc/>
          </draw:frame>
        </presentation:notes>
      </draw:page>
      <draw:page draw:name="Slide70" draw:style-name="a756" draw:master-page-name="Master1-Layout7-cust-Comparison-4" presentation:presentation-page-layout-name="Master1-PPL7" draw:id="Slide-325">
        <draw:frame draw:id="id147" presentation:style-name="a760" draw:name="Title 1" svg:x="1in" svg:y="0.91277in" svg:width="8.52632in" svg:height="1.33682in" presentation:class="title" presentation:placeholder="false">
          <draw:text-box>
            <text:p text:style-name="a759" text:class-names="" text:cond-style-name=""><text:span text:style-name="a757" text:class-names="">pROBLĒMAS un ieguvumi</text:span><text:span text:style-name="a758" text:class-names=""/></text:p>
          </draw:text-box>
          <svg:title/>
          <svg:desc/>
        </draw:frame>
        <draw:frame draw:id="id148" presentation:style-name="a785" draw:name="Content Placeholder 4" svg:x="1in" svg:y="2.51862in" svg:width="7.83636in" svg:height="4.06861in" presentation:class="outline" presentation:placeholder="false">
          <draw:text-box>
            <text:list text:style-name="a763">
              <text:list-item>
                <text:p text:style-name="a762" text:class-names="" text:cond-style-name=""><text:span text:style-name="a761" text:class-names="">.pack funkcija</text:span></text:p>
              </text:list-item>
            </text:list>
            <text:list text:style-name="a766">
              <text:list-item>
                <text:p text:style-name="a765" text:class-names="" text:cond-style-name=""><text:span text:style-name="a764" text:class-names="">Zināšanu papildināšana programmēšanas gaitā</text:span></text:p>
              </text:list-item>
            </text:list>
            <text:list text:style-name="a769">
              <text:list-item>
                <text:p text:style-name="a768" text:class-names="" text:cond-style-name=""><text:span text:style-name="a767" text:class-names="">Loģiskā domāšana – atkļūdošana</text:span></text:p>
              </text:list-item>
            </text:list>
            <text:list text:style-name="a772">
              <text:list-item>
                <text:p text:style-name="a771" text:class-names="" text:cond-style-name=""><text:span text:style-name="a770" text:class-names="">Dokumentācija</text:span></text:p>
              </text:list-item>
            </text:list>
            <text:list text:style-name="a775">
              <text:list-item>
                <text:p text:style-name="a774" text:class-names="" text:cond-style-name=""><text:span text:style-name="a773" text:class-names=""/></text:p>
              </text:list-item>
            </text:list>
            <text:list text:style-name="a778">
              <text:list-item>
                <text:p text:style-name="a777" text:class-names="" text:cond-style-name=""><text:span text:style-name="a776" text:class-names="">Zināšanas par GUI rīkiem</text:span></text:p>
              </text:list-item>
            </text:list>
            <text:list text:style-name="a781">
              <text:list-item>
                <text:p text:style-name="a780" text:class-names="" text:cond-style-name=""><text:span text:style-name="a779" text:class-names="">Spēja uzprogrammēt mini-programmu</text:span></text:p>
              </text:list-item>
            </text:list>
            <text:list text:style-name="a784">
              <text:list-item>
                <text:p text:style-name="a783" text:class-names="" text:cond-style-name=""><text:span text:style-name="a782" text:class-names=""/></text:p>
              </text:list-item>
            </text:list>
          </draw:text-box>
          <svg:title/>
          <svg:desc/>
        </draw:frame>
        <draw:frame draw:id="id149" draw:style-name="a788" draw:name="Slide Number Placeholder 2" svg:x="11.41566in" svg:y="0.5in" svg:width="1.08in" svg:height="0.51563in">
          <draw:text-box>
            <text:p text:style-name="a787" text:class-names="" text:cond-style-name=""><text:span text:style-name="a786" text:class-names=""><text:page-number style:num-format="1" text:fixed="false"/></text:span></text:p>
          </draw:text-box>
          <svg:title/>
          <svg:desc/>
        </draw:frame>
        <presentation:notes draw:style-name="a791">
          <draw:page-thumbnail draw:page-number="6" svg:x="-0.5in" svg:y="3.33333in" svg:width="16in" svg:height="9in" presentation:class="page" draw:id="id150" presentation:style-name="a789" draw:name="Slide Image Placeholder 1">
            <svg:title/>
            <svg:desc/>
          </draw:page-thumbnail>
          <draw:frame draw:id="id151" presentation:style-name="a790" draw:name="Notes Placeholder 2" svg:x="1.5in" svg:y="12.83333in" svg:width="12in" svg:height="10.5in" presentation:class="notes" presentation:placeholder="true">
            <draw:text-box/>
            <svg:title/>
            <svg:desc/>
          </draw:frame>
        </presentation:notes>
      </draw:page>
      <draw:page draw:name="Slide71" draw:style-name="a792" draw:master-page-name="Master1-Layout5-cust-Quote" presentation:presentation-page-layout-name="Master1-PPL5" draw:id="Slide-326">
        <draw:frame draw:id="id152" presentation:style-name="a796" draw:name="Title 1" svg:x="3.78452in" svg:y="1.15625in" svg:width="8.71113in" svg:height="1.08723in" presentation:class="title" presentation:placeholder="false">
          <draw:text-box>
            <text:p text:style-name="a795" text:class-names="" text:cond-style-name=""><text:span text:style-name="a793" text:class-names="">Projekta attīstīšana</text:span><text:span text:style-name="a794" text:class-names=""/></text:p>
          </draw:text-box>
          <svg:title/>
          <svg:desc/>
        </draw:frame>
        <draw:frame draw:id="id153" presentation:style-name="a815" draw:name="Content Placeholder 2" svg:x="3.78452in" svg:y="2.51862in" svg:width="8.71113in" svg:height="3.82513in" presentation:class="outline" presentation:placeholder="false">
          <draw:text-box>
            <text:list text:style-name="a799">
              <text:list-item>
                <text:p text:style-name="a798" text:class-names="" text:cond-style-name=""><text:span text:style-name="a797" text:class-names="">Laika parādīšana uz ekrāna</text:span></text:p>
              </text:list-item>
            </text:list>
            <text:list text:style-name="a802">
              <text:list-item>
                <text:p text:style-name="a801" text:class-names="" text:cond-style-name=""><text:span text:style-name="a800" text:class-names="">Stop/resume poga darba laika apstādināšanai</text:span></text:p>
              </text:list-item>
            </text:list>
            <text:list text:style-name="a805">
              <text:list-item>
                <text:p text:style-name="a804" text:class-names="" text:cond-style-name=""><text:span text:style-name="a803" text:class-names="">Profesionālāka līmeņa dizaina izstrāde</text:span></text:p>
              </text:list-item>
            </text:list>
            <text:list text:style-name="a808">
              <text:list-item>
                <text:p text:style-name="a807" text:class-names="" text:cond-style-name=""><text:span text:style-name="a806" text:class-names="">Skaņas pievienošana</text:span></text:p>
              </text:list-item>
            </text:list>
            <text:list text:style-name="a811">
              <text:list-item>
                <text:p text:style-name="a810" text:class-names="" text:cond-style-name=""><text:span text:style-name="a809" text:class-names=""/></text:p>
              </text:list-item>
            </text:list>
            <text:list text:style-name="a814">
              <text:list-item>
                <text:p text:style-name="a813" text:class-names="" text:cond-style-name=""><text:span text:style-name="a812" text:class-names=""/></text:p>
              </text:list-item>
            </text:list>
          </draw:text-box>
          <svg:title/>
          <svg:desc/>
        </draw:frame>
        <draw:frame draw:id="id154" draw:style-name="a818" draw:name="Slide Number Placeholder 2" svg:x="11.41566in" svg:y="0.5in" svg:width="1.08in" svg:height="0.51563in">
          <draw:text-box>
            <text:p text:style-name="a817" text:class-names="" text:cond-style-name=""><text:span text:style-name="a816" text:class-names=""><text:page-number style:num-format="1" text:fixed="false"/></text:span></text:p>
          </draw:text-box>
          <svg:title/>
          <svg:desc/>
        </draw:frame>
        <presentation:notes draw:style-name="a821">
          <draw:page-thumbnail draw:page-number="7" svg:x="-0.5in" svg:y="3.33333in" svg:width="16in" svg:height="9in" presentation:class="page" draw:id="id155" presentation:style-name="a819" draw:name="Slide Image Placeholder 1">
            <svg:title/>
            <svg:desc/>
          </draw:page-thumbnail>
          <draw:frame draw:id="id156" presentation:style-name="a820" draw:name="Notes Placeholder 2" svg:x="1.5in" svg:y="12.83333in" svg:width="12in" svg:height="10.5in" presentation:class="notes" presentation:placeholder="true">
            <draw:text-box/>
            <svg:title/>
            <svg:desc/>
          </draw:frame>
        </presentation:notes>
      </draw:page>
      <draw:page draw:name="Slide42" draw:style-name="a822" draw:master-page-name="Master1-Layout13-cust-Closing" presentation:presentation-page-layout-name="Master1-PPL13" draw:id="Slide-297">
        <draw:frame draw:id="id157" presentation:style-name="a826" draw:name="Title 1" svg:x="1in" svg:y="1.59898in" svg:width="6.25in" svg:height="2.98306in" presentation:class="title" presentation:placeholder="false">
          <draw:text-box>
            <text:p text:style-name="a825" text:class-names="" text:cond-style-name=""><text:span text:style-name="a823" text:class-names="">Paldies par uzmanību!</text:span><text:span text:style-name="a824" text:class-names=""/></text:p>
          </draw:text-box>
          <svg:title/>
          <svg:desc/>
        </draw:frame>
        <presentation:notes draw:style-name="a829">
          <draw:page-thumbnail draw:page-number="8" svg:x="-0.5in" svg:y="3.33333in" svg:width="16in" svg:height="9in" presentation:class="page" draw:id="id158" presentation:style-name="a827" draw:name="Slide Image Placeholder 1">
            <svg:title/>
            <svg:desc/>
          </draw:page-thumbnail>
          <draw:frame draw:id="id159" presentation:style-name="a828" draw:name="Notes Placeholder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17125in" svg:y="0.88608in" svg:width="6.99084in" svg:height="4.18987in"/>
    </style:presentation-page-layout>
    <style:presentation-page-layout style:name="Master1-PPL2" style:display-name="Agenda">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Section Header">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Quote">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Timelin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Summary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Timelin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Summary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Timelin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osing">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le Only">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Blank">
      <presentation:placeholder presentation:object="page-number" svg:x="11.41566in" svg:y="0.5in" svg:width="1.08in" svg:height="0.26739in"/>
    </style:presentation-page-layout>
    <style:presentation-page-layout style:name="Master1-PPL16" style:display-name="Content with Caption">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Picture with Caption">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style style:family="table-cell" style:name="a620">
      <style:table-cell-properties fo:background-color="#ed7d31"/>
      <style:text-properties fo:color="#ffffff" fo:font-family="+mn-lt" style:font-family-asian="+mn-ea" style:font-family-complex="+mn-cs" fo:font-weight="bold" style:font-weight-asian="bold" style:font-weight-complex="bold"/>
    </style:style>
    <style:style style:family="table-cell" style:name="a621">
      <style:table-cell-properties fo:background-color="#ed7d31"/>
      <style:text-properties fo:color="#ffffff" fo:font-family="+mn-lt" style:font-family-asian="+mn-ea" style:font-family-complex="+mn-cs" fo:font-weight="bold" style:font-weight-asian="bold" style:font-weight-complex="bold"/>
    </style:style>
    <style:style style:family="table-cell" style:name="a622">
      <style:table-cell-properties fo:background-color="#ffffff" fo:border-top="0.02778in solid #000000" fo:border-bottom="0.02778in solid #000000"/>
      <style:text-properties fo:color="#000000" fo:font-family="+mn-lt" style:font-family-asian="+mn-ea" style:font-family-complex="+mn-cs"/>
    </style:style>
    <style:style style:family="table-cell" style:name="a623">
      <style:table-cell-properties fo:background-color="#e7e7e7"/>
    </style:style>
    <style:style style:family="table-cell" style:name="a624">
      <style:table-cell-properties fo:background-color="#e7e7e7"/>
    </style:style>
    <style:style style:family="table-cell" style:name="a625">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626">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27">
      <style:table-cell-properties fo:background-color="#a5a5a5"/>
      <style:text-properties fo:color="#ffffff" fo:font-family="+mn-lt" style:font-family-asian="+mn-ea" style:font-family-complex="+mn-cs" fo:font-weight="bold" style:font-weight-asian="bold" style:font-weight-complex="bold"/>
    </style:style>
    <style:style style:family="table-cell" style:name="a628">
      <style:table-cell-properties fo:background-color="#a5a5a5"/>
      <style:text-properties fo:color="#ffffff" fo:font-family="+mn-lt" style:font-family-asian="+mn-ea" style:font-family-complex="+mn-cs" fo:font-weight="bold" style:font-weight-asian="bold" style:font-weight-complex="bold"/>
    </style:style>
    <style:style style:family="table-cell" style:name="a629">
      <style:table-cell-properties fo:border-top="0.01389in solid #ed7d31" fo:border-bottom="0.01389in solid #ed7d31"/>
      <style:text-properties fo:color="#000000" fo:font-family="+mn-lt" style:font-family-asian="+mn-ea" style:font-family-complex="+mn-cs"/>
    </style:style>
    <style:style style:family="table-cell" style:name="a580">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ffc000"/>
      <style:text-properties fo:color="#ffffff" fo:font-family="+mn-lt" style:font-family-asian="+mn-ea" style:font-family-complex="+mn-cs" fo:font-weight="bold" style:font-weight-asian="bold" style:font-weight-complex="bold"/>
    </style:style>
    <style:style style:family="table-cell" style:name="a582">
      <style:table-cell-properties fo:background-color="#ffc000"/>
      <style:text-properties fo:color="#ffffff" fo:font-family="+mn-lt" style:font-family-asian="+mn-ea" style:font-family-complex="+mn-cs" fo:font-weight="bold" style:font-weight-asian="bold" style:font-weight-complex="bold"/>
    </style:style>
    <style:style style:family="table-cell" style:name="a583">
      <style:table-cell-properties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584">
      <style:table-cell-properties fo:background-color="#ed7d31"/>
    </style:style>
    <style:style style:family="table-cell" style:name="a585">
      <style:table-cell-properties fo:background-color="#ed7d31"/>
    </style:style>
    <style:style style:family="table-cell" style:name="a586">
      <style:table-cell-properties fo:border-bottom="0.02778in solid #ed7d31"/>
      <style:text-properties fo:font-family="" style:font-family-asian="" style:font-family-complex="" fo:font-weight="bold" style:font-weight-asian="bold" style:font-weight-complex="bold"/>
    </style:style>
    <style:style style:family="table-cell" style:name="a587">
      <style:table-cell-properties fo:border-top="0.05556in double #ed7d31"/>
      <style:text-properties fo:font-family="" style:font-family-asian="" style:font-family-complex="" fo:font-weight="bold" style:font-weight-asian="bold" style:font-weight-complex="bold"/>
    </style:style>
    <style:style style:family="table-cell" style:name="a588">
      <style:table-cell-properties/>
      <style:text-properties fo:font-family="" style:font-family-asian="" style:font-family-complex="" fo:font-weight="bold" style:font-weight-asian="bold" style:font-weight-complex="bold"/>
    </style:style>
    <style:style style:family="table-cell" style:name="a589">
      <style:table-cell-properties/>
      <style:text-properties fo:font-family="" style:font-family-asian="" style:font-family-complex="" fo:font-weight="bold" style:font-weight-asian="bold" style:font-weight-complex="bold"/>
    </style:style>
    <style:style style:family="table-cell" style:name="a630">
      <style:table-cell-properties fo:background-color="#ed7d31"/>
    </style:style>
    <style:style style:family="table-cell" style:name="a631">
      <style:table-cell-properties/>
    </style:style>
    <style:style style:family="table-cell" style:name="a632">
      <style:table-cell-properties fo:background-color="#ed7d31"/>
    </style:style>
    <style:style style:family="table-cell" style:name="a633">
      <style:table-cell-properties fo:border-bottom="0.01389in solid #ed7d31"/>
      <style:text-properties fo:font-family="" style:font-family-asian="" style:font-family-complex="" fo:font-weight="bold" style:font-weight-asian="bold" style:font-weight-complex="bold"/>
    </style:style>
    <style:style style:family="table-cell" style:name="a634">
      <style:table-cell-properties fo:border-top="0.01389in solid #ed7d31"/>
      <style:text-properties fo:font-family="" style:font-family-asian="" style:font-family-complex="" fo:font-weight="bold" style:font-weight-asian="bold" style:font-weight-complex="bold"/>
    </style:style>
    <style:style style:family="table-cell" style:name="a635">
      <style:table-cell-properties/>
      <style:text-properties fo:font-family="" style:font-family-asian="" style:font-family-complex="" fo:font-weight="bold" style:font-weight-asian="bold" style:font-weight-complex="bold"/>
    </style:style>
    <style:style style:family="table-cell" style:name="a636">
      <style:table-cell-properties/>
      <style:text-properties fo:font-family="" style:font-family-asian="" style:font-family-complex="" fo:font-weight="bold" style:font-weight-asian="bold" style:font-weight-complex="bold"/>
    </style:style>
    <style:style style:family="table-cell" style:name="a637">
      <style:table-cell-properties fo:border-top="0.01389in solid #4472c4" fo:border-bottom="0.01389in solid #4472c4"/>
      <style:text-properties fo:color="#000000" fo:font-family="+mn-lt" style:font-family-asian="+mn-ea" style:font-family-complex="+mn-cs"/>
    </style:style>
    <style:style style:family="table-cell" style:name="a638">
      <style:table-cell-properties fo:background-color="#4472c4"/>
    </style:style>
    <style:style style:family="table-cell" style:name="a54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9">
      <style:table-cell-properties/>
    </style:style>
    <style:style style:family="table-cell" style:name="a549">
      <style:table-cell-properties/>
    </style:style>
    <style:style style:family="table-cell" style:name="a590">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1">
      <style:table-cell-properties/>
    </style:style>
    <style:style style:family="table-cell" style:name="a592">
      <style:table-cell-properties fo:background-color="#d5e3cf"/>
    </style:style>
    <style:style style:family="table-cell" style:name="a593">
      <style:table-cell-properties/>
    </style:style>
    <style:style style:family="table-cell" style:name="a594">
      <style:table-cell-properties fo:background-color="#d5e3cf"/>
    </style:style>
    <style:style style:family="table-cell" style:name="a595">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96">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97">
      <style:table-cell-properties fo:background-color="#70ad47"/>
      <style:text-properties fo:color="#ffffff" fo:font-family="+mn-lt" style:font-family-asian="+mn-ea" style:font-family-complex="+mn-cs" fo:font-weight="bold" style:font-weight-asian="bold" style:font-weight-complex="bold"/>
    </style:style>
    <style:style style:family="table-cell" style:name="a598">
      <style:table-cell-properties fo:background-color="#70ad47"/>
      <style:text-properties fo:color="#ffffff" fo:font-family="+mn-lt" style:font-family-asian="+mn-ea" style:font-family-complex="+mn-cs" fo:font-weight="bold" style:font-weight-asian="bold" style:font-weight-complex="bold"/>
    </style:style>
    <style:style style:family="table-cell" style:name="a599">
      <style:table-cell-properties fo:background-color="#ffffff" fo:border-top="0.02778in solid #000000" fo:border-bottom="0.02778in solid #000000"/>
      <style:text-properties fo:color="#000000" fo:font-family="+mn-lt" style:font-family-asian="+mn-ea" style:font-family-complex="+mn-cs"/>
    </style:style>
    <style:style style:family="table-cell" style:name="a640">
      <style:table-cell-properties fo:background-color="#4472c4"/>
    </style:style>
    <style:style style:family="table-cell" style:name="a550">
      <style:table-cell-properties fo:background-color="#f8d7cd"/>
    </style:style>
    <style:style style:family="table-cell" style:name="a641">
      <style:table-cell-properties fo:border-bottom="0.01389in solid #4472c4"/>
      <style:text-properties fo:font-family="" style:font-family-asian="" style:font-family-complex="" fo:font-weight="bold" style:font-weight-asian="bold" style:font-weight-complex="bold"/>
    </style:style>
    <style:style style:family="table-cell" style:name="a551">
      <style:table-cell-properties/>
    </style:style>
    <style:style style:family="table-cell" style:name="a642">
      <style:table-cell-properties fo:border-top="0.01389in solid #4472c4"/>
      <style:text-properties fo:font-family="" style:font-family-asian="" style:font-family-complex="" fo:font-weight="bold" style:font-weight-asian="bold" style:font-weight-complex="bold"/>
    </style:style>
    <style:style style:family="table-cell" style:name="a552">
      <style:table-cell-properties fo:background-color="#f8d7cd"/>
    </style:style>
    <style:style style:family="table-cell" style:name="a643">
      <style:table-cell-properties/>
      <style:text-properties fo:font-family="" style:font-family-asian="" style:font-family-complex="" fo:font-weight="bold" style:font-weight-asian="bold" style:font-weight-complex="bold"/>
    </style:style>
    <style:style style:family="table-cell" style:name="a55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644">
      <style:table-cell-properties/>
      <style:text-properties fo:font-family="" style:font-family-asian="" style:font-family-complex="" fo:font-weight="bold" style:font-weight-asian="bold" style:font-weight-complex="bold"/>
    </style:style>
    <style:style style:family="table-cell" style:name="a55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64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55">
      <style:table-cell-properties fo:background-color="#ed7d31"/>
      <style:text-properties fo:color="#ffffff" fo:font-family="+mn-lt" style:font-family-asian="+mn-ea" style:font-family-complex="+mn-cs" fo:font-weight="bold" style:font-weight-asian="bold" style:font-weight-complex="bold"/>
    </style:style>
    <style:style style:family="table-cell" style:name="a646">
      <style:table-cell-properties/>
    </style:style>
    <style:style style:family="table-cell" style:name="a556">
      <style:table-cell-properties fo:background-color="#ed7d31"/>
      <style:text-properties fo:color="#ffffff" fo:font-family="+mn-lt" style:font-family-asian="+mn-ea" style:font-family-complex="+mn-cs" fo:font-weight="bold" style:font-weight-asian="bold" style:font-weight-complex="bold"/>
    </style:style>
    <style:style style:family="table-cell" style:name="a647">
      <style:table-cell-properties fo:background-color="#d2deef"/>
    </style:style>
    <style:style style:family="table-cell" style:name="a557">
      <style:table-cell-properties fo:border-top="0.01389in solid #a5a5a5" fo:border-bottom="0.01389in solid #a5a5a5"/>
      <style:text-properties fo:color="#000000" fo:font-family="+mn-lt" style:font-family-asian="+mn-ea" style:font-family-complex="+mn-cs"/>
    </style:style>
    <style:style style:family="table-cell" style:name="a648">
      <style:table-cell-properties/>
    </style:style>
    <style:style style:family="table-cell" style:name="a558">
      <style:table-cell-properties fo:background-color="#a5a5a5"/>
    </style:style>
    <style:style style:family="table-cell" style:name="a649">
      <style:table-cell-properties fo:background-color="#d2deef"/>
    </style:style>
    <style:style style:family="table-cell" style:name="a559">
      <style:table-cell-properties/>
    </style:style>
    <style:style style:family="table-cell" style:name="a600">
      <style:table-cell-properties fo:background-color="#e7e7e7"/>
    </style:style>
    <style:style style:family="table-cell" style:name="a601">
      <style:table-cell-properties fo:background-color="#e7e7e7"/>
    </style:style>
    <style:style style:family="table-cell" style:name="a602">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04">
      <style:table-cell-properties fo:background-color="#4472c4"/>
      <style:text-properties fo:color="#ffffff" fo:font-family="+mn-lt" style:font-family-asian="+mn-ea" style:font-family-complex="+mn-cs" fo:font-weight="bold" style:font-weight-asian="bold" style:font-weight-complex="bold"/>
    </style:style>
    <style:style style:family="table-cell" style:name="a605">
      <style:table-cell-properties fo:background-color="#4472c4"/>
      <style:text-properties fo:color="#ffffff" fo:font-family="+mn-lt" style:font-family-asian="+mn-ea" style:font-family-complex="+mn-cs" fo:font-weight="bold" style:font-weight-asian="bold" style:font-weight-complex="bold"/>
    </style:style>
    <style:style style:family="table-cell" style:name="a60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7">
      <style:table-cell-properties/>
    </style:style>
    <style:style style:family="table-cell" style:name="a608">
      <style:table-cell-properties fo:background-color="#cfd5ea"/>
    </style:style>
    <style:style style:family="table-cell" style:name="a609">
      <style:table-cell-properties/>
    </style:style>
    <style:style style:family="table-cell" style:name="a65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60">
      <style:table-cell-properties fo:background-color="#a5a5a5"/>
    </style:style>
    <style:style style:family="table-cell" style:name="a65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61">
      <style:table-cell-properties fo:border-bottom="0.01389in solid #a5a5a5"/>
      <style:text-properties fo:font-family="" style:font-family-asian="" style:font-family-complex="" fo:font-weight="bold" style:font-weight-asian="bold" style:font-weight-complex="bold"/>
    </style:style>
    <style:style style:family="table-cell" style:name="a652">
      <style:table-cell-properties fo:background-color="#5b9bd5"/>
      <style:text-properties fo:color="#ffffff" fo:font-family="+mn-lt" style:font-family-asian="+mn-ea" style:font-family-complex="+mn-cs" fo:font-weight="bold" style:font-weight-asian="bold" style:font-weight-complex="bold"/>
    </style:style>
    <style:style style:family="table-cell" style:name="a562">
      <style:table-cell-properties fo:border-top="0.01389in solid #a5a5a5"/>
      <style:text-properties fo:font-family="" style:font-family-asian="" style:font-family-complex="" fo:font-weight="bold" style:font-weight-asian="bold" style:font-weight-complex="bold"/>
    </style:style>
    <style:style style:family="table-cell" style:name="a653">
      <style:table-cell-properties fo:background-color="#5b9bd5"/>
      <style:text-properties fo:color="#ffffff" fo:font-family="+mn-lt" style:font-family-asian="+mn-ea" style:font-family-complex="+mn-cs" fo:font-weight="bold" style:font-weight-asian="bold" style:font-weight-complex="bold"/>
    </style:style>
    <style:style style:family="table-cell" style:name="a563">
      <style:table-cell-properties/>
      <style:text-properties fo:font-family="" style:font-family-asian="" style:font-family-complex="" fo:font-weight="bold" style:font-weight-asian="bold" style:font-weight-complex="bold"/>
    </style:style>
    <style:style style:family="table-cell" style:name="a654">
      <style:table-cell-properties fo:background-color="#ffffff" fo:border-top="0.02778in solid #000000" fo:border-bottom="0.02778in solid #000000"/>
      <style:text-properties fo:color="#000000" fo:font-family="+mn-lt" style:font-family-asian="+mn-ea" style:font-family-complex="+mn-cs"/>
    </style:style>
    <style:style style:family="table-cell" style:name="a564">
      <style:table-cell-properties/>
      <style:text-properties fo:font-family="" style:font-family-asian="" style:font-family-complex="" fo:font-weight="bold" style:font-weight-asian="bold" style:font-weight-complex="bold"/>
    </style:style>
    <style:style style:family="table-cell" style:name="a655">
      <style:table-cell-properties fo:background-color="#e7e7e7"/>
    </style:style>
    <style:style style:family="table-cell" style:name="a5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56">
      <style:table-cell-properties fo:background-color="#e7e7e7"/>
    </style:style>
    <style:style style:family="table-cell" style:name="a566">
      <style:table-cell-properties/>
    </style:style>
    <style:style style:family="table-cell" style:name="a65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567">
      <style:table-cell-properties fo:background-color="#e1e1e1"/>
    </style:style>
    <style:style style:family="table-cell" style:name="a65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568">
      <style:table-cell-properties/>
    </style:style>
    <style:style style:family="table-cell" style:name="a659">
      <style:table-cell-properties fo:background-color="#ffc000"/>
      <style:text-properties fo:color="#ffffff" fo:font-family="+mn-lt" style:font-family-asian="+mn-ea" style:font-family-complex="+mn-cs" fo:font-weight="bold" style:font-weight-asian="bold" style:font-weight-complex="bold"/>
    </style:style>
    <style:style style:family="table-cell" style:name="a569">
      <style:table-cell-properties fo:background-color="#e1e1e1"/>
    </style:style>
    <style:style style:family="table-cell" style:name="a610">
      <style:table-cell-properties fo:background-color="#cfd5ea"/>
    </style:style>
    <style:style style:family="table-cell" style:name="a61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1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13">
      <style:table-cell-properties fo:background-color="#4472c4"/>
      <style:text-properties fo:color="#ffffff" fo:font-family="+mn-lt" style:font-family-asian="+mn-ea" style:font-family-complex="+mn-cs" fo:font-weight="bold" style:font-weight-asian="bold" style:font-weight-complex="bold"/>
    </style:style>
    <style:style style:family="table-cell" style:name="a614">
      <style:table-cell-properties fo:background-color="#4472c4"/>
      <style:text-properties fo:color="#ffffff" fo:font-family="+mn-lt" style:font-family-asian="+mn-ea" style:font-family-complex="+mn-cs" fo:font-weight="bold" style:font-weight-asian="bold" style:font-weight-complex="bold"/>
    </style:style>
    <style:style style:family="table-cell" style:name="a615">
      <style:table-cell-properties fo:background-color="#ffffff" fo:border-top="0.02778in solid #000000" fo:border-bottom="0.02778in solid #000000"/>
      <style:text-properties fo:color="#000000" fo:font-family="+mn-lt" style:font-family-asian="+mn-ea" style:font-family-complex="+mn-cs"/>
    </style:style>
    <style:style style:family="table-cell" style:name="a616">
      <style:table-cell-properties fo:background-color="#e7e7e7"/>
    </style:style>
    <style:style style:family="table-cell" style:name="a617">
      <style:table-cell-properties fo:background-color="#e7e7e7"/>
    </style:style>
    <style:style style:family="table-cell" style:name="a618">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61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60">
      <style:table-cell-properties fo:background-color="#ffc000"/>
      <style:text-properties fo:color="#ffffff" fo:font-family="+mn-lt" style:font-family-asian="+mn-ea" style:font-family-complex="+mn-cs" fo:font-weight="bold" style:font-weight-asian="bold" style:font-weight-complex="bold"/>
    </style:style>
    <style:style style:family="table-cell" style:name="a5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661">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5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662">
      <style:table-cell-properties fo:background-color="#a5a5a5"/>
    </style:style>
    <style:style style:family="table-cell" style:name="a572">
      <style:table-cell-properties fo:background-color="#a5a5a5"/>
      <style:text-properties fo:color="#ffffff" fo:font-family="+mn-lt" style:font-family-asian="+mn-ea" style:font-family-complex="+mn-cs" fo:font-weight="bold" style:font-weight-asian="bold" style:font-weight-complex="bold"/>
    </style:style>
    <style:style style:family="table-cell" style:name="a663">
      <style:table-cell-properties fo:background-color="#a5a5a5"/>
    </style:style>
    <style:style style:family="table-cell" style:name="a573">
      <style:table-cell-properties fo:background-color="#a5a5a5"/>
      <style:text-properties fo:color="#ffffff" fo:font-family="+mn-lt" style:font-family-asian="+mn-ea" style:font-family-complex="+mn-cs" fo:font-weight="bold" style:font-weight-asian="bold" style:font-weight-complex="bold"/>
    </style:style>
    <style:style style:family="table-cell" style:name="a664">
      <style:table-cell-properties fo:border-bottom="0.02778in solid #a5a5a5"/>
      <style:text-properties fo:font-family="" style:font-family-asian="" style:font-family-complex="" fo:font-weight="bold" style:font-weight-asian="bold" style:font-weight-complex="bold"/>
    </style:style>
    <style:style style:family="table-cell" style:name="a574">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65">
      <style:table-cell-properties fo:border-top="0.05556in double #a5a5a5"/>
      <style:text-properties fo:font-family="" style:font-family-asian="" style:font-family-complex="" fo:font-weight="bold" style:font-weight-asian="bold" style:font-weight-complex="bold"/>
    </style:style>
    <style:style style:family="table-cell" style:name="a575">
      <style:table-cell-properties/>
    </style:style>
    <style:style style:family="table-cell" style:name="a666">
      <style:table-cell-properties/>
      <style:text-properties fo:font-family="" style:font-family-asian="" style:font-family-complex="" fo:font-weight="bold" style:font-weight-asian="bold" style:font-weight-complex="bold"/>
    </style:style>
    <style:style style:family="table-cell" style:name="a576">
      <style:table-cell-properties fo:background-color="#ffe8cb"/>
    </style:style>
    <style:style style:family="table-cell" style:name="a667">
      <style:table-cell-properties/>
      <style:text-properties fo:font-family="" style:font-family-asian="" style:font-family-complex="" fo:font-weight="bold" style:font-weight-asian="bold" style:font-weight-complex="bold"/>
    </style:style>
    <style:style style:family="table-cell" style:name="a577">
      <style:table-cell-properties/>
    </style:style>
    <style:style style:family="table-cell" style:name="a578">
      <style:table-cell-properties fo:background-color="#ffe8cb"/>
    </style:style>
    <style:style style:family="table-cell" style:name="a579">
      <style:table-cell-properties fo:background-color="#ffc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1E4AEA4-8DFA-4A89-87EB-49C32662AFE0}">
      <table:first-row table:style-name="a553" table:paragraph-style-name=""/>
      <table:last-row table:style-name="a554" table:paragraph-style-name=""/>
      <table:first-column table:style-name="a555" table:paragraph-style-name=""/>
      <table:last-column table:style-name="a556" table:paragraph-style-name=""/>
      <table:body table:style-name="a548" table:paragraph-style-name=""/>
      <table:even-rows table:style-name="a551" table:paragraph-style-name=""/>
      <table:odd-rows table:style-name="a552" table:paragraph-style-name=""/>
      <table:even-columns table:style-name="a549" table:paragraph-style-name=""/>
      <table:odd-columns table:style-name="a550" table:paragraph-style-name=""/>
    </table:table-template>
    <table:table-template table:name="{C083E6E3-FA7D-4D7B-A595-EF9225AFEA82}">
      <table:first-row table:style-name="a561" table:paragraph-style-name=""/>
      <table:last-row table:style-name="a562" table:paragraph-style-name=""/>
      <table:first-column table:style-name="a563" table:paragraph-style-name=""/>
      <table:last-column table:style-name="a564" table:paragraph-style-name=""/>
      <table:body table:style-name="a557" table:paragraph-style-name=""/>
      <table:even-rows table:style-name="a559" table:paragraph-style-name=""/>
      <table:odd-rows table:style-name="a560" table:paragraph-style-name=""/>
      <table:odd-columns table:style-name="a558" table:paragraph-style-name=""/>
    </table:table-template>
    <table:table-template table:name="{F5AB1C69-6EDB-4FF4-983F-18BD219EF322}">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00A15C55-8517-42AA-B614-E9B94910E393}">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table:table-template table:name="{5DA37D80-6434-44D0-A028-1B22A696006F}">
      <table:first-row table:style-name="a586" table:paragraph-style-name=""/>
      <table:last-row table:style-name="a587" table:paragraph-style-name=""/>
      <table:first-column table:style-name="a588" table:paragraph-style-name=""/>
      <table:last-column table:style-name="a589" table:paragraph-style-name=""/>
      <table:body table:style-name="a583" table:paragraph-style-name=""/>
      <table:odd-rows table:style-name="a585" table:paragraph-style-name=""/>
      <table:odd-columns table:style-name="a584" table:paragraph-style-name=""/>
    </table:table-template>
    <table:table-template table:name="{93296810-A885-4BE3-A3E7-6D5BEEA58F35}">
      <table:first-row table:style-name="a595" table:paragraph-style-name=""/>
      <table:last-row table:style-name="a596" table:paragraph-style-name=""/>
      <table:first-column table:style-name="a597" table:paragraph-style-name=""/>
      <table:last-column table:style-name="a598" table:paragraph-style-name=""/>
      <table:body table:style-name="a590" table:paragraph-style-name=""/>
      <table:even-rows table:style-name="a593" table:paragraph-style-name=""/>
      <table:odd-rows table:style-name="a594" table:paragraph-style-name=""/>
      <table:even-columns table:style-name="a591" table:paragraph-style-name=""/>
      <table:odd-columns table:style-name="a592" table:paragraph-style-name=""/>
    </table:table-template>
    <table:table-template table:name="{6E25E649-3F16-4E02-A733-19D2CDBF48F0}">
      <table:first-row table:style-name="a602" table:paragraph-style-name=""/>
      <table:last-row table:style-name="a603" table:paragraph-style-name=""/>
      <table:first-column table:style-name="a604" table:paragraph-style-name=""/>
      <table:last-column table:style-name="a605" table:paragraph-style-name=""/>
      <table:body table:style-name="a599" table:paragraph-style-name=""/>
      <table:odd-rows table:style-name="a601" table:paragraph-style-name=""/>
      <table:odd-columns table:style-name="a600" table:paragraph-style-name=""/>
    </table:table-template>
    <table:table-template table:name="{5C22544A-7EE6-4342-B048-85BDC9FD1C3A}">
      <table:first-row table:style-name="a611" table:paragraph-style-name=""/>
      <table:last-row table:style-name="a612" table:paragraph-style-name=""/>
      <table:first-column table:style-name="a613" table:paragraph-style-name=""/>
      <table:last-column table:style-name="a614" table:paragraph-style-name=""/>
      <table:body table:style-name="a606" table:paragraph-style-name=""/>
      <table:even-rows table:style-name="a609" table:paragraph-style-name=""/>
      <table:odd-rows table:style-name="a610" table:paragraph-style-name=""/>
      <table:even-columns table:style-name="a607" table:paragraph-style-name=""/>
      <table:odd-columns table:style-name="a608" table:paragraph-style-name=""/>
    </table:table-template>
    <table:table-template table:name="{85BE263C-DBD7-4A20-BB59-AAB30ACAA65A}">
      <table:first-row table:style-name="a618" table:paragraph-style-name=""/>
      <table:last-row table:style-name="a619" table:paragraph-style-name=""/>
      <table:first-column table:style-name="a620" table:paragraph-style-name=""/>
      <table:last-column table:style-name="a621" table:paragraph-style-name=""/>
      <table:body table:style-name="a615" table:paragraph-style-name=""/>
      <table:odd-rows table:style-name="a617" table:paragraph-style-name=""/>
      <table:odd-columns table:style-name="a616" table:paragraph-style-name=""/>
    </table:table-template>
    <table:table-template table:name="{EB344D84-9AFB-497E-A393-DC336BA19D2E}">
      <table:first-row table:style-name="a625" table:paragraph-style-name=""/>
      <table:last-row table:style-name="a626" table:paragraph-style-name=""/>
      <table:first-column table:style-name="a627" table:paragraph-style-name=""/>
      <table:last-column table:style-name="a628" table:paragraph-style-name=""/>
      <table:body table:style-name="a622" table:paragraph-style-name=""/>
      <table:odd-rows table:style-name="a624" table:paragraph-style-name=""/>
      <table:odd-columns table:style-name="a623" table:paragraph-style-name=""/>
    </table:table-template>
    <table:table-template table:name="{0E3FDE45-AF77-4B5C-9715-49D594BDF05E}">
      <table:first-row table:style-name="a633" table:paragraph-style-name=""/>
      <table:last-row table:style-name="a634" table:paragraph-style-name=""/>
      <table:first-column table:style-name="a635" table:paragraph-style-name=""/>
      <table:last-column table:style-name="a636" table:paragraph-style-name=""/>
      <table:body table:style-name="a629" table:paragraph-style-name=""/>
      <table:even-rows table:style-name="a631" table:paragraph-style-name=""/>
      <table:odd-rows table:style-name="a632" table:paragraph-style-name=""/>
      <table:odd-columns table:style-name="a630" table:paragraph-style-name=""/>
    </table:table-template>
    <table:table-template table:name="{3B4B98B0-60AC-42C2-AFA5-B58CD77FA1E5}">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even-rows table:style-name="a639" table:paragraph-style-name=""/>
      <table:odd-rows table:style-name="a640" table:paragraph-style-name=""/>
      <table:odd-columns table:style-name="a638" table:paragraph-style-name=""/>
    </table:table-template>
    <table:table-template table:name="{7DF18680-E054-41AD-8BC1-D1AEF772440D}">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table:table-template table:name="{EB9631B5-78F2-41C9-869B-9F39066F8104}">
      <table:first-row table:style-name="a657" table:paragraph-style-name=""/>
      <table:last-row table:style-name="a658" table:paragraph-style-name=""/>
      <table:first-column table:style-name="a659" table:paragraph-style-name=""/>
      <table:last-column table:style-name="a660" table:paragraph-style-name=""/>
      <table:body table:style-name="a654" table:paragraph-style-name=""/>
      <table:odd-rows table:style-name="a656" table:paragraph-style-name=""/>
      <table:odd-columns table:style-name="a655" table:paragraph-style-name=""/>
    </table:table-template>
    <table:table-template table:name="{8799B23B-EC83-4686-B30A-512413B5E67A}">
      <table:first-row table:style-name="a664" table:paragraph-style-name=""/>
      <table:last-row table:style-name="a665" table:paragraph-style-name=""/>
      <table:first-column table:style-name="a666" table:paragraph-style-name=""/>
      <table:last-column table:style-name="a667" table:paragraph-style-name=""/>
      <table:body table:style-name="a661" table:paragraph-style-name=""/>
      <table:odd-rows table:style-name="a663" table:paragraph-style-name=""/>
      <table:odd-columns table:style-name="a6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0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42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44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1f2c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452" style:parent-style-name="Graphics">
      <style:graphic-properties draw:fill="none" fo:clip="rect(0in, 0in, 0in, 0in)" draw:stroke="none"/>
    </style:style>
    <style:style style:family="text" style:name="a4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style:paragraph-properties style:font-independent-line-spacing="true" style:writing-mode="lr-tb"/>
    </style:style>
    <style:style style:family="text" style:name="a240">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2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81296in, 0in, 0in, 0in)" draw:stroke="none"/>
    </style:style>
    <style:style style:family="text" style:name="a36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8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fo:clip="rect(0in, 0in, 0in, 0in)" draw:stroke="none"/>
    </style:style>
    <style:style style:family="paragraph" style:name="a271">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3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style:style>
    <style:style style:family="text" style:name="a17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5cd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3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fo:clip="rect(0.81296in, 0in, 0in, 0in)" draw:stroke="none"/>
    </style:style>
    <style:style style:family="text" style:name="a5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style:paragraph-properties style:font-independent-line-spacing="true" style:writing-mode="lr-tb"/>
    </style:style>
    <style:style style:family="graphic" style:name="a306" style:parent-style-name="Graphics">
      <style:graphic-properties draw:fill="none" fo:clip="rect(0in, 0in, 0in, 0in)"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85942in, 0.81541in, 0in, 0in)" draw:stroke="non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7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text:list-style style:name="a3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4">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7">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0">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number:date-style xmlns:number="urn:oasis:names:tc:opendocument:xmlns:datastyle:1.0" style:name="a539" number:transliteration-format="" number:transliteration-style="long">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3" draw:name="Slide Number Placeholder 5" svg:x="11.41566in" svg:y="0.5in" svg:width="1.08in" svg:height="0.26739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6" draw:name="Title Placeholder 1" svg:x="0.83in" svg:y="0.8in" svg:width="11.67in" svg:height="1.48956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83in" svg:y="2.3in" svg:width="11.67in" svg:height="4.7586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23"/>
    </style:master-page>
    <style:master-page style:name="Master1-Layout1-cust-Title-Slide" style:page-layout-name="pageLayout1" draw:style-name="a24">
      <draw:custom-shape svg:x="0in" svg:y="0in" svg:width="5.79167in" svg:height="7.52083in" draw:id="id3" draw:style-name="a27" draw:name="Image 0">
        <svg:title/>
        <svg:desc/>
        <text:p text:style-name="a26" text:class-names="" text:cond-style-name=""><text:span text:style-name="a25"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64063in" svg:y="1.28292in" svg:width="10.05208in" svg:height="6.23881in" draw:id="id4" draw:style-name="a30" draw:name="Freeform: Shape 19">
        <svg:title/>
        <svg:desc/>
        <text:p text:style-name="a29" text:class-names="" text:cond-style-name=""><text:span text:style-name="a2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2.94666in" svg:y="0in" svg:width="7.44001in" svg:height="5.90166in" draw:id="id5" draw:style-name="a33" draw:name="Freeform: Shape 17">
        <svg:title/>
        <svg:desc/>
        <text:p text:style-name="a32" text:class-names="" text:cond-style-name=""><text:span text:style-name="a3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6" presentation:style-name="a36" draw:name="Title 1" svg:x="3.17125in" svg:y="0.88608in" svg:width="6.99084in" svg:height="4.18987in" presentation:class="title" presentation:placeholder="false">
        <draw:text-box>
          <text:p text:style-name="a35" text:class-names="" text:cond-style-name=""><text:span text:style-name="a34" text:class-names="">Click to add title</text:span></text:p>
        </draw:text-box>
        <svg:title/>
        <svg:desc/>
      </draw:frame>
      <presentation:notes style:page-layout-name="pageLayout2" draw:style-name="a37"/>
    </style:master-page>
    <style:master-page style:name="Master1-Layout2-cust-Agenda" style:page-layout-name="pageLayout1" draw:style-name="a38">
      <draw:g draw:name="Group 5" draw:id="id7">
        <svg:title/>
        <svg:desc/>
        <draw:custom-shape svg:x="7.05632in" svg:y="3.72377in" svg:width="3.15306in" svg:height="3.79262in" draw:id="id15" draw:style-name="a65" draw:name="Freeform 7">
          <svg:title/>
          <svg:desc/>
          <text:p text:style-name="a64" text:class-names="" text:cond-style-name=""><text:span text:style-name="a6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6" draw:style-name="a68" draw:name="Freeform 6">
          <svg:title/>
          <svg:desc/>
          <text:p text:style-name="a67" text:class-names="" text:cond-style-name=""><text:span text:style-name="a6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8">
        <svg:title/>
        <svg:desc/>
        <draw:custom-shape svg:x="10.19483in" svg:y="0in" svg:width="3.15306in" svg:height="3.79262in" draw:id="id13" draw:style-name="a59" draw:name="Freeform 7">
          <svg:title/>
          <svg:desc/>
          <text:p text:style-name="a58" text:class-names="" text:cond-style-name=""><text:span text:style-name="a57"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4" draw:style-name="a62" draw:name="Freeform 6">
          <svg:title/>
          <svg:desc/>
          <text:p text:style-name="a61" text:class-names="" text:cond-style-name=""><text:span text:style-name="a60"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9" draw:style-name="a41" draw:name="Image 2">
        <svg:title/>
        <svg:desc/>
        <text:p text:style-name="a40" text:class-names="" text:cond-style-name=""><text:span text:style-name="a3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0" presentation:style-name="a44" draw:name="Title 1" svg:x="1in" svg:y="1.15625in" svg:width="7.2in" svg:height="1.67471in" presentation:class="title" presentation:placeholder="false">
        <draw:text-box>
          <text:p text:style-name="a43" text:class-names="" text:cond-style-name=""><text:span text:style-name="a42" text:class-names="">Click to add title</text:span></text:p>
        </draw:text-box>
        <svg:title/>
        <svg:desc/>
      </draw:frame>
      <draw:frame draw:id="id11" presentation:style-name="a53" draw:name="Content Placeholder 2" svg:x="1in" svg:y="3.1in" svg:width="7.2in" svg:height="3.50759in" presentation:class="object" presentation:placeholder="false">
        <draw:text-box>
          <text:p text:style-name="a46" text:class-names="" text:cond-style-name=""><text:span text:style-name="a45" text:class-names="">Click to add text</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draw:text-box>
        <svg:title/>
        <svg:desc/>
      </draw:frame>
      <draw:frame draw:id="id12" presentation:style-name="a56" draw:name="Slide Number Placeholder 2" svg:x="11.32812in" svg:y="0.5in" svg:width="1.16753in" svg:height="0.51563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page-layout-name="pageLayout2" draw:style-name="a69"/>
    </style:master-page>
    <style:master-page style:name="Master1-Layout3-cust-Introduction-2" style:page-layout-name="pageLayout1" draw:style-name="a70">
      <draw:custom-shape svg:x="-0.02632in" svg:y="3.70833in" svg:width="13.35965in" svg:height="3.79167in" draw:id="id17" draw:style-name="a73" draw:name="Rectangle 4">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g draw:name="Group 17" draw:id="id19">
        <svg:title/>
        <svg:desc/>
        <draw:custom-shape svg:x="10.22917in" svg:y="0in" svg:width="3.10417in" svg:height="3.1255in" draw:id="id22" draw:style-name="a85" draw:name="Freeform: Shape 28">
          <svg:title/>
          <svg:desc/>
          <text:p text:style-name="a84" text:class-names="" text:cond-style-name=""><text:span text:style-name="a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mirror-horizontal="true">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12.23595in" svg:y="0in" svg:width="1.09739in" svg:height="1.10785in" draw:id="id23" draw:style-name="a88" draw:name="Freeform: Shape 15">
          <svg:title/>
          <svg:desc/>
          <text:p text:style-name="a87" text:class-names="" text:cond-style-name=""><text:span text:style-name="a86"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mirror-horizontal="true">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10.89091in" svg:y="0.64538in" svg:width="0.84757in" svg:height="0.84757in" draw:id="id24" draw:style-name="a91" draw:name="Image 2">
          <svg:title/>
          <svg:desc/>
          <text:p text:style-name="a90" text:class-names="" text:cond-style-name=""><text:span text:style-name="a8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mirror-horizontal="true">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20" presentation:style-name="a79" draw:name="Title 1" svg:x="6.23627in" svg:y="1.16101in" svg:width="6.25939in" svg:height="5.18275in" presentation:class="title" presentation:placeholder="false">
        <draw:text-box>
          <text:p text:style-name="a78" text:class-names="" text:cond-style-name=""><text:span text:style-name="a77" text:class-names="">Click to add title</text:span></text:p>
        </draw:text-box>
        <svg:title/>
        <svg:desc/>
      </draw:frame>
      <draw:frame draw:id="id21" presentation:style-name="a82" draw:name="Picture Placeholder 7" svg:x="0.48485in" svg:y="0in" svg:width="4.75142in" svg:height="6.95486in" presentation:class="graphic" presentation:placeholder="false">
        <draw:text-box>
          <text:p text:style-name="a81" text:class-names="" text:cond-style-name=""><text:span text:style-name="a80" text:class-names="">Click to add picture</text:span></text:p>
        </draw:text-box>
        <svg:title/>
        <svg:desc/>
      </draw:frame>
      <presentation:notes style:page-layout-name="pageLayout2" draw:style-name="a92"/>
    </style:master-page>
    <style:master-page style:name="Master1-Layout4-cust-Section-Header" style:page-layout-name="pageLayout1" draw:style-name="a93">
      <draw:custom-shape svg:x="-0.02632in" svg:y="-0.00044in" svg:width="13.35965in" svg:height="3.79167in" draw:id="id25"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99" draw:name="Rectangle 21">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2" draw:transform="translate(-1.53781in -1.85594in) rotate(-4.71239) translate(7.83705in 5.9728in)" draw:name="Freeform 35">
        <svg:title/>
        <svg:desc/>
        <text:p text:style-name="a101" text:class-names="" text:cond-style-name=""><text:span text:style-name="a100" text:class-names=""/></text:p>
        <draw:enhanced-geometry xmlns:dr3d="urn:oasis:names:tc:opendocument:xmlns:dr3d:1.0" draw:type="non-primitive" svg:viewBox="0 0 2812357 3394143" draw:enhanced-path="M ?f0 ?f0 L ?f1 ?f2 ?f0 ?f2 Z N" draw:text-areas="?f15 ?f17 ?f16 ?f18" draw:glue-points="?f19 ?f20 ?f21 ?f22 ?f19 ?f22" draw:glue-point-leaving-directions="-90, -90, -90">
          <draw:equation draw:name="f0" draw:formula="0"/>
          <draw:equation draw:name="f1" draw:formula="2812357"/>
          <draw:equation draw:name="f2" draw:formula="3394143"/>
          <draw:equation draw:name="f3" draw:formula="?f2 - ?f0"/>
          <draw:equation draw:name="f4" draw:formula="?f1 - ?f0"/>
          <draw:equation draw:name="f5" draw:formula="?f4 / 2812357"/>
          <draw:equation draw:name="f6" draw:formula="?f3 / 3394143"/>
          <draw:equation draw:name="f7" draw:formula="0 * ?f4"/>
          <draw:equation draw:name="f8" draw:formula="0 * ?f3"/>
          <draw:equation draw:name="f9" draw:formula="2812357 * ?f4"/>
          <draw:equation draw:name="f10" draw:formula="3394143 * ?f3"/>
          <draw:equation draw:name="f11" draw:formula="?f7 / 2812357"/>
          <draw:equation draw:name="f12" draw:formula="?f8 / 3394143"/>
          <draw:equation draw:name="f13" draw:formula="?f9 / 2812357"/>
          <draw:equation draw:name="f14" draw:formula="?f10 / 33941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8812in" svg:width="0.47599in" svg:height="3.71188in" draw:id="id28" draw:style-name="a105" draw:name="Freeform 32">
        <svg:title/>
        <svg:desc/>
        <text:p text:style-name="a104" text:class-names="" text:cond-style-name=""><text:span text:style-name="a103" text:class-names=""/></text:p>
        <draw:enhanced-geometry xmlns:dr3d="urn:oasis:names:tc:opendocument:xmlns:dr3d:1.0" draw:type="non-primitive" svg:viewBox="0 0 435241 3394146" draw:enhanced-path="M ?f1 ?f0 L ?f1 ?f2 ?f0 ?f2 ?f0 ?f3 Z N" draw:text-areas="?f18 ?f20 ?f19 ?f21" draw:glue-points="?f22 ?f23 ?f22 ?f24 ?f25 ?f24 ?f25 ?f26" draw:glue-point-leaving-directions="-90, -90, -90, -90">
          <draw:equation draw:name="f0" draw:formula="0"/>
          <draw:equation draw:name="f1" draw:formula="435241"/>
          <draw:equation draw:name="f2" draw:formula="3394146"/>
          <draw:equation draw:name="f3" draw:formula="523525"/>
          <draw:equation draw:name="f4" draw:formula="?f2 - ?f0"/>
          <draw:equation draw:name="f5" draw:formula="?f1 - ?f0"/>
          <draw:equation draw:name="f6" draw:formula="?f5 / 435241"/>
          <draw:equation draw:name="f7" draw:formula="?f4 / 3394146"/>
          <draw:equation draw:name="f8" draw:formula="435241 * ?f5"/>
          <draw:equation draw:name="f9" draw:formula="0 * ?f4"/>
          <draw:equation draw:name="f10" draw:formula="3394146 * ?f4"/>
          <draw:equation draw:name="f11" draw:formula="0 * ?f5"/>
          <draw:equation draw:name="f12" draw:formula="523525 * ?f4"/>
          <draw:equation draw:name="f13" draw:formula="?f8 / 435241"/>
          <draw:equation draw:name="f14" draw:formula="?f9 / 3394146"/>
          <draw:equation draw:name="f15" draw:formula="?f10 / 3394146"/>
          <draw:equation draw:name="f16" draw:formula="?f11 / 435241"/>
          <draw:equation draw:name="f17" draw:formula="?f12 / 339414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29" presentation:style-name="a108" draw:name="Title 1" svg:x="1in" svg:y="1.15625in" svg:width="5.75192in" svg:height="2.7286in" presentation:class="title" presentation:placeholder="false">
        <draw:text-box>
          <text:p text:style-name="a107" text:class-names="" text:cond-style-name=""><text:span text:style-name="a106" text:class-names="">Click to add text</text:span></text:p>
        </draw:text-box>
        <svg:title/>
        <svg:desc/>
      </draw:frame>
      <draw:frame draw:id="id30" presentation:style-name="a117" draw:name="Content Placeholder 2" svg:x="1in" svg:y="4.1653in" svg:width="5.75192in" svg:height="2.44229in" presentation:class="object" presentation:placeholder="false">
        <draw:text-box>
          <text:p text:style-name="a110" text:class-names="" text:cond-style-name=""><text:span text:style-name="a109" text:class-names="">Click to add text</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draw:text-box>
        <svg:title/>
        <svg:desc/>
      </draw:frame>
      <draw:frame draw:id="id31" presentation:style-name="a120" draw:name="Picture Placeholder 7" svg:x="8.10826in" svg:y="0.44923in" svg:width="4.75142in" svg:height="7.05077in" presentation:class="graphic" presentation:placeholder="false">
        <draw:text-box>
          <text:p text:style-name="a119" text:class-names="" text:cond-style-name=""><text:span text:style-name="a118" text:class-names="">Click to add picture</text:span></text:p>
        </draw:text-box>
        <svg:title/>
        <svg:desc/>
      </draw:frame>
      <presentation:notes style:page-layout-name="pageLayout2" draw:style-name="a121"/>
    </style:master-page>
    <style:master-page style:name="Master1-Layout5-cust-Quote" style:page-layout-name="pageLayout1" draw:style-name="a122">
      <draw:custom-shape svg:x="-0.00778in" svg:y="0in" svg:width="2.78979in" svg:height="7.5in" draw:id="id32" draw:style-name="a125" draw:name="Image 1">
        <svg:title/>
        <svg:desc/>
        <text:p text:style-name="a124" text:class-names="" text:cond-style-name=""><text:span text:style-name="a123"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33" draw:style-name="a128" draw:name="Freeform: Shape 52">
        <svg:title/>
        <svg:desc/>
        <text:p text:style-name="a127" text:class-names="" text:cond-style-name=""><text:span text:style-name="a126"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width="2.78979in" svg:height="2.80013in" draw:id="id34" draw:style-name="a131" draw:transform="translate(-1.39489in -1.40006in) rotate(-1.5708) translate(1.38462in 6.11186in)" draw:name="Freeform 70">
        <svg:title/>
        <svg:desc/>
        <text:p text:style-name="a130" text:class-names="" text:cond-style-name=""><text:span text:style-name="a1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35" draw:style-name="a134" draw:name="Freeform 70">
        <svg:title/>
        <svg:desc/>
        <text:p text:style-name="a133" text:class-names="" text:cond-style-name=""><text:span text:style-name="a132"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78201in" svg:y="0in" svg:width="2.80002in" svg:height="2.80002in" draw:id="id36" draw:style-name="a137" draw:name="Image 4">
        <svg:title/>
        <svg:desc/>
        <text:p text:style-name="a136" text:class-names="" text:cond-style-name=""><text:span text:style-name="a135"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frame draw:id="id37" presentation:style-name="a140" draw:name="Title 1" svg:x="3.78452in" svg:y="1.15625in" svg:width="8.71113in" svg:height="1.08723in" presentation:class="title" presentation:placeholder="false">
        <draw:text-box>
          <text:p text:style-name="a139" text:class-names="" text:cond-style-name=""><text:span text:style-name="a138" text:class-names="">Click to add title</text:span></text:p>
        </draw:text-box>
        <svg:title/>
        <svg:desc/>
      </draw:frame>
      <draw:frame draw:id="id38" presentation:style-name="a156" draw:name="Content Placeholder 3" svg:x="3.78452in" svg:y="2.51862in" svg:width="8.71113in" svg:height="3.82513in" presentation:class="object" presentation:placeholder="false">
        <draw:text-box>
          <text:list text:style-name="a143">
            <text:list-item>
              <text:p text:style-name="a142" text:class-names="" text:cond-style-name=""><text:span text:style-name="a141" text:class-names="">Click to add text</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39" presentation:style-name="a159" draw:name="Slide Number Placeholder 2" svg:x="11.32812in" svg:y="0.5in" svg:width="1.16753in" svg:height="0.51563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60"/>
    </style:master-page>
    <style:master-page style:name="Master1-Layout6-cust-1_Comparison-1" style:page-layout-name="pageLayout1" draw:style-name="a161">
      <draw:frame draw:id="id40" presentation:style-name="a164" draw:name="Title 19" svg:x="4.77341in" svg:y="1.15625in" svg:width="7.70299in" svg:height="2.75614in" presentation:class="title" presentation:placeholder="false">
        <draw:text-box>
          <text:p text:style-name="a163" text:class-names="" text:cond-style-name=""><text:span text:style-name="a162" text:class-names="">Click to add title</text:span></text:p>
        </draw:text-box>
        <svg:title/>
        <svg:desc/>
      </draw:frame>
      <draw:custom-shape svg:x="-0.00609in" svg:y="-0.00304in" svg:width="3.76563in" svg:height="7.53646in" draw:id="id41" draw:style-name="a167" draw:name="Image 0">
        <svg:title/>
        <svg:desc/>
        <text:p text:style-name="a166" text:class-names="" text:cond-style-name=""><text:span text:style-name="a165"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2" draw:style-name="a168" draw:name="Image 1" svg:x="1.86276in" svg:y="-0.00304in" svg:width="1.89677in" svg:height="5.65104in" style:rel-width="scale" style:rel-height="scale">
        <draw:image xlink:href="media/image1.svg" xlink:type="simple" xlink:show="embed" xlink:actuate="onLoad"/>
        <svg:title/>
        <svg:desc/>
      </draw:frame>
      <draw:custom-shape svg:x="1.88279in" svg:y="-0.00304in" svg:width="1.87677in" svg:height="1.88195in" draw:id="id43" draw:style-name="a171" draw:name="Freeform: Shape 38">
        <svg:title/>
        <svg:desc/>
        <text:p text:style-name="a170" text:class-names="" text:cond-style-name=""><text:span text:style-name="a169"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44" draw:style-name="a174" draw:name="Image 5">
        <svg:title/>
        <svg:desc/>
        <text:p text:style-name="a173" text:class-names="" text:cond-style-name=""><text:span text:style-name="a172"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175" draw:name="Image 6" svg:x="1.87933in" svg:y="3.76258in" svg:width="1.88021in" svg:height="1.88542in" style:rel-width="scale" style:rel-height="scale">
        <draw:image xlink:href="media/image2.svg" xlink:type="simple" xlink:show="embed" xlink:actuate="onLoad"/>
        <svg:title/>
        <svg:desc/>
      </draw:frame>
      <draw:frame draw:id="id46" presentation:style-name="a178" draw:name="Slide Number Placeholder 2" svg:x="11.41566in" svg:y="0.5in" svg:width="1.08in" svg:height="0.51563in" presentation:class="page-number" presentation:placeholder="false">
        <draw:text-box>
          <text:p text:style-name="a177" text:class-names="" text:cond-style-name=""><text:span text:style-name="a176" text:class-names=""><text:page-number style:num-format="1" text:fixed="false"/></text:span></text:p>
        </draw:text-box>
        <svg:title/>
        <svg:desc/>
      </draw:frame>
      <draw:frame draw:id="id47" presentation:style-name="a187" draw:name="Content Placeholder 2" svg:x="4.77341in" svg:y="4.1653in" svg:width="7.70299in" svg:height="2.44229in" presentation:class="object" presentation:placeholder="false">
        <draw:text-box>
          <text:p text:style-name="a180" text:class-names="" text:cond-style-name=""><text:span text:style-name="a179" text:class-names="">Click to add text</text:span></text:p>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draw:text-box>
        <svg:title/>
        <svg:desc/>
      </draw:frame>
      <presentation:notes style:page-layout-name="pageLayout2" draw:style-name="a188"/>
    </style:master-page>
    <style:master-page style:name="Master1-Layout7-cust-Comparison-4" style:page-layout-name="pageLayout1" draw:style-name="a189">
      <draw:custom-shape svg:x="9.83099in" svg:y="3.74818in" svg:width="3.50235in" svg:height="3.75182in" draw:id="id48" draw:style-name="a192" draw:name="Freeform 26">
        <svg:title/>
        <svg:desc/>
        <text:p text:style-name="a191" text:class-names="" text:cond-style-name=""><text:span text:style-name="a190" text:class-names=""/></text:p>
        <draw:enhanced-geometry xmlns:dr3d="urn:oasis:names:tc:opendocument:xmlns:dr3d:1.0" draw:type="non-primitive" svg:viewBox="0 0 3202546 3430665" draw:enhanced-path="M ?f0 ?f0 L ?f1 ?f0 ?f1 ?f2 ?f0 ?f2 Z N" draw:text-areas="?f15 ?f17 ?f16 ?f18" draw:glue-points="?f19 ?f20 ?f21 ?f20 ?f21 ?f22 ?f19 ?f22" draw:glue-point-leaving-directions="-90, -90, -90, -90">
          <draw:equation draw:name="f0" draw:formula="0"/>
          <draw:equation draw:name="f1" draw:formula="3202546"/>
          <draw:equation draw:name="f2" draw:formula="3430665"/>
          <draw:equation draw:name="f3" draw:formula="?f2 - ?f0"/>
          <draw:equation draw:name="f4" draw:formula="?f1 - ?f0"/>
          <draw:equation draw:name="f5" draw:formula="?f4 / 3202546"/>
          <draw:equation draw:name="f6" draw:formula="?f3 / 3430665"/>
          <draw:equation draw:name="f7" draw:formula="0 * ?f4"/>
          <draw:equation draw:name="f8" draw:formula="0 * ?f3"/>
          <draw:equation draw:name="f9" draw:formula="3202546 * ?f4"/>
          <draw:equation draw:name="f10" draw:formula="3430665 * ?f3"/>
          <draw:equation draw:name="f11" draw:formula="?f7 / 3202546"/>
          <draw:equation draw:name="f12" draw:formula="?f8 / 3430665"/>
          <draw:equation draw:name="f13" draw:formula="?f9 / 3202546"/>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3.99623in" svg:width="3.50235in" svg:height="3.50378in" draw:id="id49" draw:style-name="a195" draw:name="Freeform 17">
        <svg:title/>
        <svg:desc/>
        <text:p text:style-name="a194" text:class-names="" text:cond-style-name=""><text:span text:style-name="a193" text:class-names=""/></text:p>
        <draw:enhanced-geometry xmlns:dr3d="urn:oasis:names:tc:opendocument:xmlns:dr3d:1.0" draw:type="non-primitive" svg:viewBox="0 0 3202546 3203852" draw:enhanced-path="M ?f1 ?f0 L ?f1 ?f2 ?f0 ?f2 ?f0 ?f3 Z N" draw:text-areas="?f18 ?f20 ?f19 ?f21" draw:glue-points="?f22 ?f23 ?f22 ?f24 ?f25 ?f24 ?f25 ?f26" draw:glue-point-leaving-directions="-90, -90, -90, -90">
          <draw:equation draw:name="f0" draw:formula="0"/>
          <draw:equation draw:name="f1" draw:formula="3202546"/>
          <draw:equation draw:name="f2" draw:formula="3203852"/>
          <draw:equation draw:name="f3" draw:formula="3190718"/>
          <draw:equation draw:name="f4" draw:formula="?f2 - ?f0"/>
          <draw:equation draw:name="f5" draw:formula="?f1 - ?f0"/>
          <draw:equation draw:name="f6" draw:formula="?f5 / 3202546"/>
          <draw:equation draw:name="f7" draw:formula="?f4 / 3203852"/>
          <draw:equation draw:name="f8" draw:formula="3202546 * ?f5"/>
          <draw:equation draw:name="f9" draw:formula="0 * ?f4"/>
          <draw:equation draw:name="f10" draw:formula="3203852 * ?f4"/>
          <draw:equation draw:name="f11" draw:formula="0 * ?f5"/>
          <draw:equation draw:name="f12" draw:formula="3190718 * ?f4"/>
          <draw:equation draw:name="f13" draw:formula="?f8 / 3202546"/>
          <draw:equation draw:name="f14" draw:formula="?f9 / 3203852"/>
          <draw:equation draw:name="f15" draw:formula="?f10 / 3203852"/>
          <draw:equation draw:name="f16" draw:formula="?f11 / 3202546"/>
          <draw:equation draw:name="f17" draw:formula="?f12 / 320385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83099in" svg:y="0in" svg:width="3.50235in" svg:height="3.75913in" draw:id="id50" draw:style-name="a198" draw:name="Freeform 13">
        <svg:title/>
        <svg:desc/>
        <text:p text:style-name="a197" text:class-names="" text:cond-style-name=""><text:span text:style-name="a196" text:class-names=""/></text:p>
        <draw:enhanced-geometry xmlns:dr3d="urn:oasis:names:tc:opendocument:xmlns:dr3d:1.0" draw:type="non-primitive" svg:viewBox="0 0 3202545 3437345" draw:enhanced-path="M ?f0 ?f0 L ?f1 ?f0 ?f1 ?f2 ?f0 ?f2 Z N" draw:text-areas="?f15 ?f17 ?f16 ?f18" draw:glue-points="?f19 ?f20 ?f21 ?f20 ?f21 ?f22 ?f19 ?f22" draw:glue-point-leaving-directions="-90, -90, -90, -90">
          <draw:equation draw:name="f0" draw:formula="0"/>
          <draw:equation draw:name="f1" draw:formula="3202545"/>
          <draw:equation draw:name="f2" draw:formula="3437345"/>
          <draw:equation draw:name="f3" draw:formula="?f2 - ?f0"/>
          <draw:equation draw:name="f4" draw:formula="?f1 - ?f0"/>
          <draw:equation draw:name="f5" draw:formula="?f4 / 3202545"/>
          <draw:equation draw:name="f6" draw:formula="?f3 / 3437345"/>
          <draw:equation draw:name="f7" draw:formula="0 * ?f4"/>
          <draw:equation draw:name="f8" draw:formula="0 * ?f3"/>
          <draw:equation draw:name="f9" draw:formula="3202545 * ?f4"/>
          <draw:equation draw:name="f10" draw:formula="3437345 * ?f3"/>
          <draw:equation draw:name="f11" draw:formula="?f7 / 3202545"/>
          <draw:equation draw:name="f12" draw:formula="?f8 / 3437345"/>
          <draw:equation draw:name="f13" draw:formula="?f9 / 320254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0.00731in" svg:width="3.50235in" svg:height="3.75818in" draw:id="id51" draw:style-name="a201" draw:name="Freeform 15">
        <svg:title/>
        <svg:desc/>
        <text:p text:style-name="a200" text:class-names="" text:cond-style-name=""><text:span text:style-name="a199" text:class-names=""/></text:p>
        <draw:enhanced-geometry xmlns:dr3d="urn:oasis:names:tc:opendocument:xmlns:dr3d:1.0" draw:type="non-primitive" svg:viewBox="0 0 3202546 3436477" draw:enhanced-path="M ?f0 ?f0 L ?f1 ?f3 ?f1 ?f2 ?f0 ?f2 Z N" draw:text-areas="?f18 ?f20 ?f19 ?f21" draw:glue-points="?f22 ?f23 ?f24 ?f25 ?f24 ?f26 ?f22 ?f26" draw:glue-point-leaving-directions="-90, -90, -90, -90">
          <draw:equation draw:name="f0" draw:formula="0"/>
          <draw:equation draw:name="f1" draw:formula="3202546"/>
          <draw:equation draw:name="f2" draw:formula="3436477"/>
          <draw:equation draw:name="f3" draw:formula="3214418"/>
          <draw:equation draw:name="f4" draw:formula="?f2 - ?f0"/>
          <draw:equation draw:name="f5" draw:formula="?f1 - ?f0"/>
          <draw:equation draw:name="f6" draw:formula="?f5 / 3202546"/>
          <draw:equation draw:name="f7" draw:formula="?f4 / 3436477"/>
          <draw:equation draw:name="f8" draw:formula="0 * ?f5"/>
          <draw:equation draw:name="f9" draw:formula="0 * ?f4"/>
          <draw:equation draw:name="f10" draw:formula="3202546 * ?f5"/>
          <draw:equation draw:name="f11" draw:formula="3214418 * ?f4"/>
          <draw:equation draw:name="f12" draw:formula="3436477 * ?f4"/>
          <draw:equation draw:name="f13" draw:formula="?f8 / 3202546"/>
          <draw:equation draw:name="f14" draw:formula="?f9 / 3436477"/>
          <draw:equation draw:name="f15" draw:formula="?f10 / 3202546"/>
          <draw:equation draw:name="f16" draw:formula="?f11 / 3436477"/>
          <draw:equation draw:name="f17" draw:formula="?f12 / 3436477"/>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7"/>
        </draw:enhanced-geometry>
      </draw:custom-shape>
      <draw:frame draw:id="id52" presentation:style-name="a204" draw:name="Title 19" svg:x="1in" svg:y="0.91277in" svg:width="8.52632in" svg:height="1.33682in" presentation:class="title" presentation:placeholder="false">
        <draw:text-box>
          <text:p text:style-name="a203" text:class-names="" text:cond-style-name=""><text:span text:style-name="a202" text:class-names="">Click to add title</text:span></text:p>
        </draw:text-box>
        <svg:title/>
        <svg:desc/>
      </draw:frame>
      <draw:frame draw:id="id53" presentation:style-name="a207" draw:name="Slide Number Placeholder 2" svg:x="11.41566in" svg:y="0.5in" svg:width="1.08in" svg:height="0.51563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54" presentation:style-name="a222" draw:name="Content Placeholder 3" svg:x="1in" svg:y="2.51862in" svg:width="3.59046in" svg:height="4.06861in" presentation:class="object" presentation:placeholder="false">
        <draw:text-box>
          <text:p text:style-name="a209" text:class-names="" text:cond-style-name=""><text:span text:style-name="a208" text:class-names="">Click to add text</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55" presentation:style-name="a237" draw:name="Content Placeholder 5" svg:x="5.22983in" svg:y="2.51862in" svg:width="3.59247in" svg:height="4.06861in" presentation:class="object" presentation:placeholder="false">
        <draw:text-box>
          <text:p text:style-name="a224" text:class-names="" text:cond-style-name=""><text:span text:style-name="a223" text:class-names="">Click to add text</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presentation:notes style:page-layout-name="pageLayout2" draw:style-name="a238"/>
    </style:master-page>
    <style:master-page style:name="Master1-Layout8-cust-Timeline-1" style:page-layout-name="pageLayout1" draw:style-name="a239">
      <draw:custom-shape svg:x="-0.02632in" svg:y="-0.00044in" svg:width="13.35965in" svg:height="3.79167in" draw:id="id56" draw:style-name="a242" draw:name="Rectangle 32">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45" draw:name="Rectangle 33">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58" presentation:style-name="a248" draw:name="Title 1" svg:x="1in" svg:y="1.05577in" svg:width="8.34614in" svg:height="1.19382in" presentation:class="title" presentation:placeholder="false">
        <draw:text-box>
          <text:p text:style-name="a247" text:class-names="" text:cond-style-name=""><text:span text:style-name="a246" text:class-names="">Click to add title</text:span></text:p>
        </draw:text-box>
        <svg:title/>
        <svg:desc/>
      </draw:frame>
      <draw:frame draw:id="id59" presentation:style-name="a261" draw:name="Content Placeholder 2" svg:x="1in" svg:y="2.51862in" svg:width="3.59046in" svg:height="4.53214in" presentation:class="object" presentation:placeholder="false">
        <draw:text-box>
          <text:list text:style-name="a251">
            <text:list-item>
              <text:p text:style-name="a250" text:class-names="" text:cond-style-name=""><text:span text:style-name="a249" text:class-names="">Click to add text</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draw:text-box>
        <svg:title/>
        <svg:desc/>
      </draw:frame>
      <draw:frame draw:id="id60" presentation:style-name="a276" draw:name="Content Placeholder 2" svg:x="5.22983in" svg:y="2.51862in" svg:width="4.11631in" svg:height="4.53214in" presentation:class="object" presentation:placeholder="false">
        <draw:text-box>
          <text:p text:style-name="a263" text:class-names="" text:cond-style-name=""><text:span text:style-name="a262" text:class-names="">Click to add text</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61" presentation:style-name="a279" draw:name="Picture Placeholder 30" svg:x="9.83099in" svg:y="1.05577in" svg:width="3.50235in" svg:height="6.44423in" presentation:class="graphic" presentation:placeholder="false">
        <draw:text-box>
          <text:p text:style-name="a278" text:class-names="" text:cond-style-name=""><text:span text:style-name="a277" text:class-names="">Click to add picture</text:span></text:p>
        </draw:text-box>
        <svg:title/>
        <svg:desc/>
      </draw:frame>
      <draw:g draw:name="Group 31" draw:id="id62">
        <svg:title/>
        <svg:desc/>
        <draw:custom-shape svg:width="3.10417in" svg:height="3.1255in" draw:id="id64" draw:style-name="a285" draw:transform="translate(-1.55208in -1.56275in) rotate(-3.14159) translate(11.78124in 5.93725in)" draw:name="Freeform: Shape 28">
          <svg:title/>
          <svg:desc/>
          <text:p text:style-name="a284" text:class-names="" text:cond-style-name=""><text:span text:style-name="a2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width="2.1551in" svg:height="2.17658in" draw:id="id65" draw:style-name="a288" draw:transform="translate(-1.07755in -1.08829in) rotate(-3.14159) translate(12.25578in 6.41171in)" draw:name="Freeform: Shape 25">
          <svg:title/>
          <svg:desc/>
          <text:p text:style-name="a287" text:class-names="" text:cond-style-name=""><text:span text:style-name="a286"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1.09739in" svg:height="1.10785in" draw:id="id66" draw:style-name="a291" draw:transform="translate(-0.54869in -0.55392in) rotate(-3.14159) translate(12.78463in 6.94606in)" draw:name="Freeform: Shape 15">
          <svg:title/>
          <svg:desc/>
          <text:p text:style-name="a290" text:class-names="" text:cond-style-name=""><text:span text:style-name="a289"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0.84757in" svg:height="0.84757in" draw:id="id67" draw:style-name="a294" draw:transform="translate(-0.42378in -0.42378in) rotate(-3.14159) translate(11.31469in 6.43083in)" draw:name="Image 2">
          <svg:title/>
          <svg:desc/>
          <text:p text:style-name="a293" text:class-names="" text:cond-style-name=""><text:span text:style-name="a292"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63" presentation:style-name="a282" draw:name="Slide Number Placeholder 2" svg:x="11.32812in" svg:y="0.5in" svg:width="1.16753in" svg:height="0.51563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5"/>
    </style:master-page>
    <style:master-page style:name="Master1-Layout9-cust-Summary-2" style:page-layout-name="pageLayout1" draw:style-name="a296">
      <draw:custom-shape svg:x="9.83099in" svg:y="-0.00278in" svg:width="3.50235in" svg:height="3.7632in" draw:id="id68" draw:style-name="a299" draw:name="Freeform 4">
        <svg:title/>
        <svg:desc/>
        <text:p text:style-name="a298" text:class-names="" text:cond-style-name=""><text:span text:style-name="a297" text:class-names=""/></text:p>
        <draw:enhanced-geometry xmlns:dr3d="urn:oasis:names:tc:opendocument:xmlns:dr3d:1.0" draw:type="non-primitive" svg:viewBox="0 0 3202546 3441072" draw:enhanced-path="M ?f1 ?f0 L ?f1 ?f2 ?f0 ?f2 C ?f0 ?f3 ?f4 ?f5 ?f6 ?f7 Z N" draw:text-areas="?f24 ?f26 ?f25 ?f27" draw:glue-points="?f28 ?f29 ?f28 ?f30 ?f31 ?f30 ?f32 ?f33" draw:glue-point-leaving-directions="-90, -90, -90, -90">
          <draw:equation draw:name="f0" draw:formula="0"/>
          <draw:equation draw:name="f1" draw:formula="3202546"/>
          <draw:equation draw:name="f2" draw:formula="3441072"/>
          <draw:equation draw:name="f3" draw:formula="1653352"/>
          <draw:equation draw:name="f4" draw:formula="1351216"/>
          <draw:equation draw:name="f5" draw:formula="182908"/>
          <draw:equation draw:name="f6" draw:formula="3082686"/>
          <draw:equation draw:name="f7" draw:formula="6086"/>
          <draw:equation draw:name="f8" draw:formula="?f2 - ?f0"/>
          <draw:equation draw:name="f9" draw:formula="?f1 - ?f0"/>
          <draw:equation draw:name="f10" draw:formula="?f9 / 3202546"/>
          <draw:equation draw:name="f11" draw:formula="?f8 / 3441072"/>
          <draw:equation draw:name="f12" draw:formula="3202546 * ?f9"/>
          <draw:equation draw:name="f13" draw:formula="0 * ?f8"/>
          <draw:equation draw:name="f14" draw:formula="3441072 * ?f8"/>
          <draw:equation draw:name="f15" draw:formula="0 * ?f9"/>
          <draw:equation draw:name="f16" draw:formula="3082686 * ?f9"/>
          <draw:equation draw:name="f17" draw:formula="6086 * ?f8"/>
          <draw:equation draw:name="f18" draw:formula="?f12 / 3202546"/>
          <draw:equation draw:name="f19" draw:formula="?f13 / 3441072"/>
          <draw:equation draw:name="f20" draw:formula="?f14 / 3441072"/>
          <draw:equation draw:name="f21" draw:formula="?f15 / 3202546"/>
          <draw:equation draw:name="f22" draw:formula="?f16 / 3202546"/>
          <draw:equation draw:name="f23" draw:formula="?f17 / 3441072"/>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1"/>
          <draw:equation draw:name="f31" draw:formula="?f21 / ?f10"/>
          <draw:equation draw:name="f32" draw:formula="?f22 / ?f10"/>
          <draw:equation draw:name="f33" draw:formula="?f23 / ?f11"/>
        </draw:enhanced-geometry>
      </draw:custom-shape>
      <draw:custom-shape svg:x="10.92708in" svg:y="1.36458in" svg:width="2.40625in" svg:height="2.38542in" draw:id="id69" draw:style-name="a302" draw:name="Image 4">
        <svg:title/>
        <svg:desc/>
        <text:p text:style-name="a301" text:class-names="" text:cond-style-name=""><text:span text:style-name="a300"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83061in" svg:width="2.34954in" svg:height="1.66939in" draw:id="id70" draw:style-name="a305" draw:name="Freeform 13">
        <svg:title/>
        <svg:desc/>
        <text:p text:style-name="a304" text:class-names="" text:cond-style-name=""><text:span text:style-name="a303" text:class-names=""/></text:p>
        <draw:enhanced-geometry xmlns:dr3d="urn:oasis:names:tc:opendocument:xmlns:dr3d:1.0" draw:type="non-primitive" svg:viewBox="0 0 2148416 1526486" draw:enhanced-path="M ?f0 ?f2 C ?f3 ?f2 ?f4 ?f5 ?f6 ?f7 L ?f1 ?f0 ?f0 ?f0 Z N" draw:text-areas="?f24 ?f26 ?f25 ?f27" draw:glue-points="?f28 ?f29 ?f30 ?f31 ?f32 ?f33 ?f28 ?f33" draw:glue-point-leaving-directions="-90, -90, -90, -90" draw:mirror-vertical="true">
          <draw:equation draw:name="f0" draw:formula="0"/>
          <draw:equation draw:name="f1" draw:formula="2148416"/>
          <draw:equation draw:name="f2" draw:formula="1526486"/>
          <draw:equation draw:name="f3" draw:formula="943526"/>
          <draw:equation draw:name="f4" draw:formula="1753109"/>
          <draw:equation draw:name="f5" draw:formula="952785"/>
          <draw:equation draw:name="f6" draw:formula="2098930"/>
          <draw:equation draw:name="f7" draw:formula="135201"/>
          <draw:equation draw:name="f8" draw:formula="?f2 - ?f0"/>
          <draw:equation draw:name="f9" draw:formula="?f1 - ?f0"/>
          <draw:equation draw:name="f10" draw:formula="?f9 / 2148416"/>
          <draw:equation draw:name="f11" draw:formula="?f8 / 1526486"/>
          <draw:equation draw:name="f12" draw:formula="0 * ?f9"/>
          <draw:equation draw:name="f13" draw:formula="1526486 * ?f8"/>
          <draw:equation draw:name="f14" draw:formula="2098930 * ?f9"/>
          <draw:equation draw:name="f15" draw:formula="135201 * ?f8"/>
          <draw:equation draw:name="f16" draw:formula="2148416 * ?f9"/>
          <draw:equation draw:name="f17" draw:formula="0 * ?f8"/>
          <draw:equation draw:name="f18" draw:formula="?f12 / 2148416"/>
          <draw:equation draw:name="f19" draw:formula="?f13 / 1526486"/>
          <draw:equation draw:name="f20" draw:formula="?f14 / 2148416"/>
          <draw:equation draw:name="f21" draw:formula="?f15 / 1526486"/>
          <draw:equation draw:name="f22" draw:formula="?f16 / 2148416"/>
          <draw:equation draw:name="f23" draw:formula="?f17 / 152648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1" draw:style-name="a306" draw:transform="translate(-1.20303in -1.20303in) rotate(-1.5708) translate(12.1303in 2.56761in)" draw:name="Image 2" svg:width="2.40607in" svg:height="2.40607in" style:rel-width="scale" style:rel-height="scale">
        <draw:image xlink:href="media/image3.svg" xlink:type="simple" xlink:show="embed" xlink:actuate="onLoad"/>
        <svg:title/>
        <svg:desc/>
      </draw:frame>
      <draw:custom-shape svg:x="1.68463in" svg:y="7.07621in" svg:width="0.84757in" svg:height="0.42379in" draw:id="id72" draw:style-name="a309" draw:name="Freeform 11">
        <svg:title/>
        <svg:desc/>
        <text:p text:style-name="a308" text:class-names="" text:cond-style-name=""><text:span text:style-name="a307" text:class-names=""/></text:p>
        <draw:enhanced-geometry xmlns:dr3d="urn:oasis:names:tc:opendocument:xmlns:dr3d:1.0" draw:type="non-primitive" svg:viewBox="0 0 775021 387513" draw:enhanced-path="M ?f3 ?f0 C ?f4 ?f0 ?f1 ?f5 ?f1 ?f3 L ?f1 ?f2 ?f6 ?f2 ?f0 ?f3 C ?f0 ?f5 ?f5 ?f0 ?f3 ?f0 Z N" draw:text-areas="?f25 ?f27 ?f26 ?f28" draw:glue-points="?f29 ?f30 ?f31 ?f32 ?f31 ?f33 ?f34 ?f33 ?f35 ?f32 ?f29 ?f30" draw:glue-point-leaving-directions="-90, -90, -90, -90, -90, -90">
          <draw:equation draw:name="f0" draw:formula="0"/>
          <draw:equation draw:name="f1" draw:formula="775021"/>
          <draw:equation draw:name="f2" draw:formula="387513"/>
          <draw:equation draw:name="f3" draw:formula="387511"/>
          <draw:equation draw:name="f4" draw:formula="601527"/>
          <draw:equation draw:name="f5" draw:formula="173494"/>
          <draw:equation draw:name="f6" draw:formula="1"/>
          <draw:equation draw:name="f7" draw:formula="?f2 - ?f0"/>
          <draw:equation draw:name="f8" draw:formula="?f1 - ?f0"/>
          <draw:equation draw:name="f9" draw:formula="?f8 / 775021"/>
          <draw:equation draw:name="f10" draw:formula="?f7 / 387513"/>
          <draw:equation draw:name="f11" draw:formula="387511 * ?f8"/>
          <draw:equation draw:name="f12" draw:formula="0 * ?f7"/>
          <draw:equation draw:name="f13" draw:formula="775021 * ?f8"/>
          <draw:equation draw:name="f14" draw:formula="387511 * ?f7"/>
          <draw:equation draw:name="f15" draw:formula="387513 * ?f7"/>
          <draw:equation draw:name="f16" draw:formula="1 * ?f8"/>
          <draw:equation draw:name="f17" draw:formula="0 * ?f8"/>
          <draw:equation draw:name="f18" draw:formula="?f11 / 775021"/>
          <draw:equation draw:name="f19" draw:formula="?f12 / 387513"/>
          <draw:equation draw:name="f20" draw:formula="?f13 / 775021"/>
          <draw:equation draw:name="f21" draw:formula="?f14 / 387513"/>
          <draw:equation draw:name="f22" draw:formula="?f15 / 387513"/>
          <draw:equation draw:name="f23" draw:formula="?f16 / 775021"/>
          <draw:equation draw:name="f24" draw:formula="?f17 / 775021"/>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10"/>
          <draw:equation draw:name="f33" draw:formula="?f22 / ?f10"/>
          <draw:equation draw:name="f34" draw:formula="?f23 / ?f9"/>
          <draw:equation draw:name="f35" draw:formula="?f24 / ?f9"/>
        </draw:enhanced-geometry>
      </draw:custom-shape>
      <draw:frame draw:id="id73" presentation:style-name="a312" draw:name="Title 1" svg:x="1in" svg:y="1.15625in" svg:width="8.57812in" svg:height="1.10759in" presentation:class="title" presentation:placeholder="false">
        <draw:text-box>
          <text:p text:style-name="a311" text:class-names="" text:cond-style-name=""><text:span text:style-name="a310" text:class-names="">Click to edit Master title style</text:span></text:p>
        </draw:text-box>
        <svg:title/>
        <svg:desc/>
      </draw:frame>
      <draw:frame draw:id="id74" presentation:style-name="a321" draw:name="Content Placeholder 2" svg:x="1in" svg:y="2.55008in" svg:width="7.5493in" svg:height="4.07023in" presentation:class="object" presentation:placeholder="false">
        <draw:text-box>
          <text:p text:style-name="a314" text:class-names="" text:cond-style-name=""><text:span text:style-name="a313" text:class-names="">Click to add text</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draw:text-box>
        <svg:title/>
        <svg:desc/>
      </draw:frame>
      <draw:frame draw:id="id75" presentation:style-name="a324" draw:name="Picture Placeholder 9" svg:x="9.83099in" svg:y="3.72396in" svg:width="3.50235in" svg:height="3.77604in" presentation:class="graphic" presentation:placeholder="false">
        <draw:text-box>
          <text:p text:style-name="a323" text:class-names="" text:cond-style-name=""><text:span text:style-name="a322" text:class-names="">Click icon to add picture</text:span></text:p>
        </draw:text-box>
        <svg:title/>
        <svg:desc/>
      </draw:frame>
      <draw:frame draw:id="id76" presentation:style-name="a327" draw:name="Slide Number Placeholder 2" svg:x="11.41566in" svg:y="0.5in" svg:width="1.08in" svg:height="0.51563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28"/>
    </style:master-page>
    <style:master-page style:name="Master1-Layout10-cust-Timeline-3" style:page-layout-name="pageLayout1" draw:style-name="a329">
      <draw:custom-shape svg:x="0in" svg:y="0in" svg:width="1.69572in" svg:height="2.78366in" draw:id="id77" draw:style-name="a332" draw:name="Freeform 11">
        <svg:title/>
        <svg:desc/>
        <text:p text:style-name="a331" text:class-names="" text:cond-style-name=""><text:span text:style-name="a330" text:class-names=""/></text:p>
        <draw:enhanced-geometry xmlns:dr3d="urn:oasis:names:tc:opendocument:xmlns:dr3d:1.0" draw:type="non-primitive" svg:viewBox="0 0 1550562 2545382"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1550562"/>
          <draw:equation draw:name="f2" draw:formula="2545382"/>
          <draw:equation draw:name="f3" draw:formula="683117"/>
          <draw:equation draw:name="f4" draw:formula="7240"/>
          <draw:equation draw:name="f5" draw:formula="1022523"/>
          <draw:equation draw:name="f6" draw:formula="1020469"/>
          <draw:equation draw:name="f7" draw:formula="1913556"/>
          <draw:equation draw:name="f8" draw:formula="221868"/>
          <draw:equation draw:name="f9" draw:formula="2418735"/>
          <draw:equation draw:name="f10" draw:formula="1500516"/>
          <draw:equation draw:name="f11" draw:formula="102557"/>
          <draw:equation draw:name="f12" draw:formula="1405503"/>
          <draw:equation draw:name="f13" draw:formula="416582"/>
          <draw:equation draw:name="f14" draw:formula="1089274"/>
          <draw:equation draw:name="f15" draw:formula="625660"/>
          <draw:equation draw:name="f16" draw:formula="668089"/>
          <draw:equation draw:name="f17" draw:formula="673022"/>
          <draw:equation draw:name="f18" draw:formula="200390"/>
          <draw:equation draw:name="f19" draw:formula="?f2 - ?f0"/>
          <draw:equation draw:name="f20" draw:formula="?f1 - ?f0"/>
          <draw:equation draw:name="f21" draw:formula="?f20 / 1550562"/>
          <draw:equation draw:name="f22" draw:formula="?f19 / 2545382"/>
          <draw:equation draw:name="f23" draw:formula="683117 * ?f20"/>
          <draw:equation draw:name="f24" draw:formula="0 * ?f19"/>
          <draw:equation draw:name="f25" draw:formula="1550562 * ?f20"/>
          <draw:equation draw:name="f26" draw:formula="7240 * ?f19"/>
          <draw:equation draw:name="f27" draw:formula="221868 * ?f20"/>
          <draw:equation draw:name="f28" draw:formula="2418735 * ?f19"/>
          <draw:equation draw:name="f29" draw:formula="0 * ?f20"/>
          <draw:equation draw:name="f30" draw:formula="2545382 * ?f19"/>
          <draw:equation draw:name="f31" draw:formula="1500516 * ?f19"/>
          <draw:equation draw:name="f32" draw:formula="102557 * ?f20"/>
          <draw:equation draw:name="f33" draw:formula="1405503 * ?f19"/>
          <draw:equation draw:name="f34" draw:formula="673022 * ?f20"/>
          <draw:equation draw:name="f35" draw:formula="200390 * ?f19"/>
          <draw:equation draw:name="f36" draw:formula="?f23 / 1550562"/>
          <draw:equation draw:name="f37" draw:formula="?f24 / 2545382"/>
          <draw:equation draw:name="f38" draw:formula="?f25 / 1550562"/>
          <draw:equation draw:name="f39" draw:formula="?f26 / 2545382"/>
          <draw:equation draw:name="f40" draw:formula="?f27 / 1550562"/>
          <draw:equation draw:name="f41" draw:formula="?f28 / 2545382"/>
          <draw:equation draw:name="f42" draw:formula="?f29 / 1550562"/>
          <draw:equation draw:name="f43" draw:formula="?f30 / 2545382"/>
          <draw:equation draw:name="f44" draw:formula="?f31 / 2545382"/>
          <draw:equation draw:name="f45" draw:formula="?f32 / 1550562"/>
          <draw:equation draw:name="f46" draw:formula="?f33 / 2545382"/>
          <draw:equation draw:name="f47" draw:formula="?f34 / 1550562"/>
          <draw:equation draw:name="f48" draw:formula="?f35 / 2545382"/>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0.74665in" svg:height="1.64047in" draw:id="id78" draw:style-name="a335" draw:name="Freeform 9">
        <svg:title/>
        <svg:desc/>
        <text:p text:style-name="a334" text:class-names="" text:cond-style-name=""><text:span text:style-name="a333" text:class-names=""/></text:p>
        <draw:enhanced-geometry xmlns:dr3d="urn:oasis:names:tc:opendocument:xmlns:dr3d:1.0" draw:type="non-primitive" svg:viewBox="0 0 682740 1500050" draw:enhanced-path="M ?f0 ?f0 L ?f1 ?f0 ?f3 ?f4 C ?f5 ?f6 ?f7 ?f8 ?f9 ?f10 L ?f0 ?f2 Z N" draw:text-areas="?f31 ?f33 ?f32 ?f34" draw:glue-points="?f35 ?f36 ?f37 ?f36 ?f38 ?f39 ?f40 ?f41 ?f35 ?f42" draw:glue-point-leaving-directions="-90, -90, -90, -90, -90">
          <draw:equation draw:name="f0" draw:formula="0"/>
          <draw:equation draw:name="f1" draw:formula="682740"/>
          <draw:equation draw:name="f2" draw:formula="1500050"/>
          <draw:equation draw:name="f3" draw:formula="672647"/>
          <draw:equation draw:name="f4" draw:formula="200357"/>
          <draw:equation draw:name="f5" draw:formula="625294"/>
          <draw:equation draw:name="f6" draw:formula="667983"/>
          <draw:equation draw:name="f7" draw:formula="416256"/>
          <draw:equation draw:name="f8" draw:formula="1089101"/>
          <draw:equation draw:name="f9" draw:formula="102290"/>
          <draw:equation draw:name="f10" draw:formula="1405281"/>
          <draw:equation draw:name="f11" draw:formula="?f2 - ?f0"/>
          <draw:equation draw:name="f12" draw:formula="?f1 - ?f0"/>
          <draw:equation draw:name="f13" draw:formula="?f12 / 682740"/>
          <draw:equation draw:name="f14" draw:formula="?f11 / 1500050"/>
          <draw:equation draw:name="f15" draw:formula="0 * ?f12"/>
          <draw:equation draw:name="f16" draw:formula="0 * ?f11"/>
          <draw:equation draw:name="f17" draw:formula="682740 * ?f12"/>
          <draw:equation draw:name="f18" draw:formula="672647 * ?f12"/>
          <draw:equation draw:name="f19" draw:formula="200357 * ?f11"/>
          <draw:equation draw:name="f20" draw:formula="102290 * ?f12"/>
          <draw:equation draw:name="f21" draw:formula="1405281 * ?f11"/>
          <draw:equation draw:name="f22" draw:formula="1500050 * ?f11"/>
          <draw:equation draw:name="f23" draw:formula="?f15 / 682740"/>
          <draw:equation draw:name="f24" draw:formula="?f16 / 1500050"/>
          <draw:equation draw:name="f25" draw:formula="?f17 / 682740"/>
          <draw:equation draw:name="f26" draw:formula="?f18 / 682740"/>
          <draw:equation draw:name="f27" draw:formula="?f19 / 1500050"/>
          <draw:equation draw:name="f28" draw:formula="?f20 / 682740"/>
          <draw:equation draw:name="f29" draw:formula="?f21 / 1500050"/>
          <draw:equation draw:name="f30" draw:formula="?f22 / 1500050"/>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1864in" svg:y="0.3436in" svg:width="0.84757in" svg:height="0.84757in" draw:id="id79" draw:style-name="a338" draw:name="Image 2">
        <svg:title/>
        <svg:desc/>
        <text:p text:style-name="a337" text:class-names="" text:cond-style-name=""><text:span text:style-name="a336"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0" presentation:style-name="a341" draw:name="Title 1" svg:x="1.69572in" svg:y="1.19118in" svg:width="10.80428in" svg:height="1.07266in" presentation:class="title" presentation:placeholder="false">
        <draw:text-box>
          <text:p text:style-name="a340" text:class-names="" text:cond-style-name=""><text:span text:style-name="a339" text:class-names="">Click to add title</text:span></text:p>
        </draw:text-box>
        <svg:title/>
        <svg:desc/>
      </draw:frame>
      <draw:frame draw:id="id81" presentation:style-name="a345" draw:name="Text Placeholder 54" svg:x="1.69572in" svg:y="2.55026in" svg:width="3.25374in" svg:height="4.05103in" presentation:class="outline" presentation:placeholder="false">
        <draw:text-box>
          <text:list text:style-name="a344">
            <text:list-item>
              <text:p text:style-name="a343" text:class-names="" text:cond-style-name=""><text:span text:style-name="a342" text:class-names="">Click to add subtitle</text:span></text:p>
            </text:list-item>
          </text:list>
        </draw:text-box>
        <svg:title/>
        <svg:desc/>
      </draw:frame>
      <draw:frame draw:id="id82" presentation:style-name="a361" draw:name="Content Placeholder 2" svg:x="5.56338in" svg:y="2.55008in" svg:width="6.93995in" svg:height="4.07023in" presentation:class="object" presentation:placeholder="false">
        <draw:text-box>
          <text:list text:style-name="a348">
            <text:list-item>
              <text:p text:style-name="a347" text:class-names="" text:cond-style-name=""><text:span text:style-name="a346" text:class-names="">Click to add text</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83" presentation:style-name="a364" draw:name="Slide Number Placeholder 2" svg:x="11.32812in" svg:y="0.5in" svg:width="1.16753in" svg:height="0.51563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cust-Summary-3" style:page-layout-name="pageLayout1" draw:style-name="a366">
      <draw:frame draw:id="id84" draw:style-name="a367" draw:name="Graphic 28" svg:x="0in" svg:y="0in" svg:width="0.48485in" svg:height="7.49784in" style:rel-width="scale" style:rel-height="scale">
        <draw:image xlink:href="media/image4.svg" xlink:type="simple" xlink:show="embed" xlink:actuate="onLoad"/>
        <svg:title/>
        <svg:desc/>
      </draw:frame>
      <draw:frame draw:id="id85" presentation:style-name="a370" draw:name="Title 1" svg:x="1.69572in" svg:y="1.15625in" svg:width="10.79994in" svg:height="1.09334in" presentation:class="title" presentation:placeholder="false">
        <draw:text-box>
          <text:p text:style-name="a369" text:class-names="" text:cond-style-name=""><text:span text:style-name="a368" text:class-names="">Click to add title</text:span></text:p>
        </draw:text-box>
        <svg:title/>
        <svg:desc/>
      </draw:frame>
      <draw:custom-shape svg:x="0in" svg:y="4.83392in" svg:width="1.4143in" svg:height="2.66608in" draw:id="id86" draw:style-name="a373" draw:name="Freeform 48">
        <svg:title/>
        <svg:desc/>
        <text:p text:style-name="a372" text:class-names="" text:cond-style-name=""><text:span text:style-name="a371" text:class-names=""/></text:p>
        <draw:enhanced-geometry xmlns:dr3d="urn:oasis:names:tc:opendocument:xmlns:dr3d:1.0" draw:type="non-primitive" svg:viewBox="0 0 1293237 2437866" draw:enhanced-path="M ?f1 ?f2 L ?f3 ?f4 C ?f5 ?f6 ?f0 ?f7 ?f0 ?f0 L ?f1 ?f0 Z N" draw:text-areas="?f24 ?f26 ?f25 ?f27" draw:glue-points="?f28 ?f29 ?f30 ?f31 ?f32 ?f33 ?f28 ?f33" draw:glue-point-leaving-directions="-90, -90, -90, -90" draw:mirror-vertical="true" draw:mirror-horizontal="true">
          <draw:equation draw:name="f0" draw:formula="0"/>
          <draw:equation draw:name="f1" draw:formula="1293237"/>
          <draw:equation draw:name="f2" draw:formula="2437866"/>
          <draw:equation draw:name="f3" draw:formula="1292465"/>
          <draw:equation draw:name="f4" draw:formula="2437373"/>
          <draw:equation draw:name="f5" draw:formula="511725"/>
          <draw:equation draw:name="f6" draw:formula="1903845"/>
          <draw:equation draw:name="f7" draw:formula="1011184"/>
          <draw:equation draw:name="f8" draw:formula="?f2 - ?f0"/>
          <draw:equation draw:name="f9" draw:formula="?f1 - ?f0"/>
          <draw:equation draw:name="f10" draw:formula="?f9 / 1293237"/>
          <draw:equation draw:name="f11" draw:formula="?f8 / 2437866"/>
          <draw:equation draw:name="f12" draw:formula="1293237 * ?f9"/>
          <draw:equation draw:name="f13" draw:formula="2437866 * ?f8"/>
          <draw:equation draw:name="f14" draw:formula="1292465 * ?f9"/>
          <draw:equation draw:name="f15" draw:formula="2437373 * ?f8"/>
          <draw:equation draw:name="f16" draw:formula="0 * ?f9"/>
          <draw:equation draw:name="f17" draw:formula="0 * ?f8"/>
          <draw:equation draw:name="f18" draw:formula="?f12 / 1293237"/>
          <draw:equation draw:name="f19" draw:formula="?f13 / 2437866"/>
          <draw:equation draw:name="f20" draw:formula="?f14 / 1293237"/>
          <draw:equation draw:name="f21" draw:formula="?f15 / 2437866"/>
          <draw:equation draw:name="f22" draw:formula="?f16 / 1293237"/>
          <draw:equation draw:name="f23" draw:formula="?f17 / 243786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87" presentation:style-name="a389" draw:name="Content Placeholder 3" svg:x="1.69572in" svg:y="2.51862in" svg:width="6.37483in" svg:height="4.33245in" presentation:class="object" presentation:placeholder="false">
        <draw:text-box>
          <text:list text:style-name="a376">
            <text:list-item>
              <text:p text:style-name="a375" text:class-names="" text:cond-style-name=""><text:span text:style-name="a374" text:class-names="">Click to add text</text:span></text:p>
            </text:list-item>
          </text:list>
          <text:list text:style-name="a379">
            <text:list-item>
              <text:list text:style-name="a379">
                <text:list-item>
                  <text:p text:style-name="a378" text:class-names="" text:cond-style-name=""><text:span text:style-name="a377" text:class-names="">Second level</text:span></text:p>
                </text:list-item>
              </text:list>
            </text:list-item>
          </text:list>
          <text:list text:style-name="a382">
            <text:list-item>
              <text:list text:style-name="a382">
                <text:list-item>
                  <text:list text:style-name="a382">
                    <text:list-item>
                      <text:p text:style-name="a381" text:class-names="" text:cond-style-name=""><text:span text:style-name="a380" text:class-names="">Third level</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Fifth level</text:span></text:p>
                            </text:list-item>
                          </text:list>
                        </text:list-item>
                      </text:list>
                    </text:list-item>
                  </text:list>
                </text:list-item>
              </text:list>
            </text:list-item>
          </text:list>
        </draw:text-box>
        <svg:title/>
        <svg:desc/>
      </draw:frame>
      <draw:frame draw:id="id88" presentation:style-name="a405" draw:name="Content Placeholder 3" svg:x="8.68421in" svg:y="2.51862in" svg:width="3.81144in" svg:height="4.33245in" presentation:class="object" presentation:placeholder="false">
        <draw:text-box>
          <text:list text:style-name="a392">
            <text:list-item>
              <text:p text:style-name="a391" text:class-names="" text:cond-style-name=""><text:span text:style-name="a390" text:class-names="">Click to add text</text:span></text:p>
            </text:list-item>
          </text:list>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89" presentation:style-name="a408" draw:name="Slide Number Placeholder 2" svg:x="11.41566in" svg:y="0.5in" svg:width="1.08in" svg:height="0.51563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90" draw:style-name="a409" draw:transform="translate(-0.24242in -6.44979in) rotate(-1.5708) translate(6.88354in 0.24242in)" draw:name="Graphic 42" svg:width="0.48485in" svg:height="12.89958in" style:rel-width="scale" style:rel-height="scale">
        <draw:image xlink:href="media/image4.svg" xlink:type="simple" xlink:show="embed" xlink:actuate="onLoad"/>
        <svg:title/>
        <svg:desc/>
      </draw:frame>
      <draw:frame draw:id="id91" draw:style-name="a410" draw:transform="translate(-1.07242in -1.06538in) rotate(-4.71239) translate(1.06538in 1.07243in)" draw:name="Graphic 53" svg:width="2.14485in" svg:height="2.13076in" style:rel-width="scale" style:rel-height="scale">
        <draw:image xlink:href="media/image5.svg" xlink:type="simple" xlink:show="embed" xlink:actuate="onLoad"/>
        <svg:title/>
        <svg:desc/>
      </draw:frame>
      <draw:custom-shape svg:x="0.43376in" svg:y="5.39105in" svg:width="0.84757in" svg:height="0.84757in" draw:id="id92" draw:style-name="a413" draw:name="Image 2">
        <svg:title/>
        <svg:desc/>
        <text:p text:style-name="a412" text:class-names="" text:cond-style-name=""><text:span text:style-name="a41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414"/>
    </style:master-page>
    <style:master-page style:name="Master1-Layout12-cust-Timeline-2" style:page-layout-name="pageLayout1" draw:style-name="a415">
      <draw:custom-shape svg:x="-0.02632in" svg:y="0in" svg:width="13.35965in" svg:height="3.79167in" draw:id="id93" draw:style-name="a418" draw:name="Rectangle 3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21" draw:name="Rectangle 3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95" presentation:style-name="a424" draw:name="Title 1" svg:x="1in" svg:y="1.15625in" svg:width="11.49566in" svg:height="1.1076in" presentation:class="title" presentation:placeholder="false">
        <draw:text-box>
          <text:p text:style-name="a423" text:class-names="" text:cond-style-name=""><text:span text:style-name="a422" text:class-names="">Click to add title</text:span></text:p>
        </draw:text-box>
        <svg:title/>
        <svg:desc/>
      </draw:frame>
      <draw:frame draw:id="id96" presentation:style-name="a440" draw:name="Content Placeholder 5" svg:x="1in" svg:y="2.53288in" svg:width="11.49566in" svg:height="4.31819in" presentation:class="object" presentation:placeholder="false">
        <draw:text-box>
          <text:list text:style-name="a427">
            <text:list-item>
              <text:p text:style-name="a426" text:class-names="" text:cond-style-name=""><text:span text:style-name="a425" text:class-names="">Click to add text</text:span></text:p>
            </text:list-item>
          </text:list>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Fifth level</text:span></text:p>
                            </text:list-item>
                          </text:list>
                        </text:list-item>
                      </text:list>
                    </text:list-item>
                  </text:list>
                </text:list-item>
              </text:list>
            </text:list-item>
          </text:list>
        </draw:text-box>
        <svg:title/>
        <svg:desc/>
      </draw:frame>
      <draw:frame draw:id="id97" presentation:style-name="a443" draw:name="Slide Number Placeholder 2" svg:x="11.32812in" svg:y="0.5in" svg:width="1.16753in" svg:height="0.5156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44"/>
    </style:master-page>
    <style:master-page style:name="Master1-Layout13-cust-Closing" style:page-layout-name="pageLayout1" draw:style-name="a445">
      <draw:custom-shape svg:x="0in" svg:y="0in" svg:width="9.78646in" svg:height="7.5in" draw:id="id98" draw:style-name="a448" draw:name="Freeform: Shape 12">
        <svg:title/>
        <svg:desc/>
        <text:p text:style-name="a447" text:class-names="" text:cond-style-name=""><text:span text:style-name="a446"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3218in" svg:y="0in" svg:width="5.10857in" svg:height="7.5in" draw:id="id99" draw:style-name="a451" draw:name="Freeform: Shape 18">
        <svg:title/>
        <svg:desc/>
        <text:p text:style-name="a450" text:class-names="" text:cond-style-name=""><text:span text:style-name="a449"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00" draw:style-name="a452" draw:name="Image 2" svg:x="9.58726in" svg:y="0in" svg:width="3.75349in" svg:height="3.75349in" style:rel-width="scale" style:rel-height="scale">
        <draw:image xlink:href="media/image6.svg" xlink:type="simple" xlink:show="embed" xlink:actuate="onLoad"/>
        <svg:title/>
        <svg:desc/>
      </draw:frame>
      <draw:frame draw:id="id101" presentation:style-name="a455" draw:name="Title 1" svg:x="1in" svg:y="0.92933in" svg:width="6.25in" svg:height="2.98306in" presentation:class="title" presentation:placeholder="false">
        <draw:text-box>
          <text:p text:style-name="a454" text:class-names="" text:cond-style-name=""><text:span text:style-name="a453" text:class-names="">Click to add title</text:span></text:p>
        </draw:text-box>
        <svg:title/>
        <svg:desc/>
      </draw:frame>
      <draw:frame draw:id="id102" presentation:style-name="a458" draw:name="Subtitle 2" svg:x="1in" svg:y="4.17061in" svg:width="6.25in" svg:height="2.44383in" presentation:class="subtitle" presentation:placeholder="false">
        <draw:text-box>
          <text:p text:style-name="a457" text:class-names="" text:cond-style-name=""><text:span text:style-name="a456" text:class-names="">Click to add subtitle</text:span></text:p>
        </draw:text-box>
        <svg:title/>
        <svg:desc/>
      </draw:frame>
      <presentation:notes style:page-layout-name="pageLayout2" draw:style-name="a459"/>
    </style:master-page>
    <style:master-page style:name="Master1-Layout14-titleOnly-Title-Only" style:page-layout-name="pageLayout1" draw:style-name="a460">
      <draw:custom-shape svg:x="0in" svg:y="0in" svg:width="2.45279in" svg:height="2.29983in" draw:id="id103" draw:style-name="a463" draw:name="Freeform: Shape 6">
        <svg:title/>
        <svg:desc/>
        <text:p text:style-name="a462" text:class-names="" text:cond-style-name=""><text:span text:style-name="a46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4" draw:style-name="a466" draw:name="Freeform: Shape 8">
        <svg:title/>
        <svg:desc/>
        <text:p text:style-name="a465" text:class-names="" text:cond-style-name=""><text:span text:style-name="a46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5" presentation:style-name="a469" draw:name="Title 1" svg:x="0.83in" svg:y="0.8in" svg:width="11.67in" svg:height="1.48956in" presentation:class="title" presentation:placeholder="false">
        <draw:text-box>
          <text:p text:style-name="a468" text:class-names="" text:cond-style-name=""><text:span text:style-name="a467" text:class-names="">Click to add title</text:span></text:p>
        </draw:text-box>
        <svg:title/>
        <svg:desc/>
      </draw:frame>
      <draw:frame draw:id="id106" presentation:style-name="a472" draw:name="Slide Number Placeholder 4" svg:x="11.41566in" svg:y="0.5in" svg:width="1.08in" svg:height="0.26739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73"/>
    </style:master-page>
    <style:master-page style:name="Master1-Layout15-blank-Blank" style:page-layout-name="pageLayout1" draw:style-name="a474">
      <draw:custom-shape svg:x="0in" svg:y="0in" svg:width="2.45279in" svg:height="2.29983in" draw:id="id107" draw:style-name="a477" draw:name="Freeform: Shape 5">
        <svg:title/>
        <svg:desc/>
        <text:p text:style-name="a476" text:class-names="" text:cond-style-name=""><text:span text:style-name="a47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8" draw:style-name="a480" draw:name="Freeform: Shape 7">
        <svg:title/>
        <svg:desc/>
        <text:p text:style-name="a479" text:class-names="" text:cond-style-name=""><text:span text:style-name="a47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9" presentation:style-name="a483" draw:name="Slide Number Placeholder 3" svg:x="11.41566in" svg:y="0.5in" svg:width="1.08in" svg:height="0.26739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484"/>
    </style:master-page>
    <style:master-page style:name="Master1-Layout16-objTx-Content-with-Caption" style:page-layout-name="pageLayout1" draw:style-name="a485">
      <draw:custom-shape svg:x="10.88055in" svg:y="5.20017in" svg:width="2.45279in" svg:height="2.29983in" draw:id="id110" draw:style-name="a488" draw:name="Freeform: Shape 10">
        <svg:title/>
        <svg:desc/>
        <text:p text:style-name="a487" text:class-names="" text:cond-style-name=""><text:span text:style-name="a48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1" presentation:style-name="a491" draw:name="Title 1" svg:x="0.83in" svg:y="0.83in" svg:width="4.30035in" svg:height="1.66739in" presentation:class="title" presentation:placeholder="false">
        <draw:text-box>
          <text:p text:style-name="a490" text:class-names="" text:cond-style-name=""><text:span text:style-name="a489" text:class-names="">Click to add title</text:span></text:p>
        </draw:text-box>
        <svg:title/>
        <svg:desc/>
      </draw:frame>
      <draw:frame draw:id="id112" presentation:style-name="a494" draw:name="Slide Number Placeholder 6" svg:x="11.41566in" svg:y="0.5in" svg:width="1.08in" svg:height="0.2673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3" presentation:style-name="a498" draw:name="Text Placeholder 3" svg:x="0.83in" svg:y="2.5in" svg:width="4.30035in" svg:height="3.90101in" presentation:class="outline" presentation:placeholder="false">
        <draw:text-box>
          <text:list text:style-name="a497">
            <text:list-item>
              <text:p text:style-name="a496" text:class-names="" text:cond-style-name=""><text:span text:style-name="a495" text:class-names="">Click to add text</text:span></text:p>
            </text:list-item>
          </text:list>
        </draw:text-box>
        <svg:title/>
        <svg:desc/>
      </draw:frame>
      <draw:frame draw:id="id114" presentation:style-name="a514" draw:name="Content Placeholder 2" svg:x="5.6684in" svg:y="0.81087in" svg:width="6.82725in" svg:height="5.59885in" presentation:class="object" presentation:placeholder="false">
        <draw:text-box>
          <text:list text:style-name="a501">
            <text:list-item>
              <text:p text:style-name="a500" text:class-names="" text:cond-style-name=""><text:span text:style-name="a499" text:class-names="">Click to add text</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presentation:notes style:page-layout-name="pageLayout2" draw:style-name="a515"/>
    </style:master-page>
    <style:master-page style:name="Master1-Layout17-picTx-Picture-with-Caption" style:page-layout-name="pageLayout1" draw:style-name="a516">
      <draw:custom-shape svg:x="10.88055in" svg:y="5.20017in" svg:width="2.45279in" svg:height="2.29983in" draw:id="id115" draw:style-name="a519" draw:name="Freeform: Shape 10">
        <svg:title/>
        <svg:desc/>
        <text:p text:style-name="a518" text:class-names="" text:cond-style-name=""><text:span text:style-name="a51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6" presentation:style-name="a522" draw:name="Title 1" svg:x="0.83217in" svg:y="0.82608in" svg:width="4.3in" svg:height="1.67in" presentation:class="title" presentation:placeholder="false">
        <draw:text-box>
          <text:p text:style-name="a521" text:class-names="" text:cond-style-name=""><text:span text:style-name="a520" text:class-names="">Click to add title</text:span></text:p>
        </draw:text-box>
        <svg:title/>
        <svg:desc/>
      </draw:frame>
      <draw:frame draw:id="id117" presentation:style-name="a525" draw:name="Slide Number Placeholder 6" svg:x="11.41566in" svg:y="0.5in" svg:width="1.08in" svg:height="0.26739in" presentation:class="page-number" presentation:placeholder="false">
        <draw:text-box>
          <text:p text:style-name="a524" text:class-names="" text:cond-style-name=""><text:span text:style-name="a523" text:class-names=""><text:page-number style:num-format="1" text:fixed="false"/></text:span></text:p>
        </draw:text-box>
        <svg:title/>
        <svg:desc/>
      </draw:frame>
      <draw:frame draw:id="id118" presentation:style-name="a529" draw:name="Text Placeholder 3" svg:x="0.83217in" svg:y="2.5in" svg:width="4.3in" svg:height="4.1684in" presentation:class="outline" presentation:placeholder="false">
        <draw:text-box>
          <text:list text:style-name="a528">
            <text:list-item>
              <text:p text:style-name="a527" text:class-names="" text:cond-style-name=""><text:span text:style-name="a526" text:class-names="">Click to add text</text:span></text:p>
            </text:list-item>
          </text:list>
        </draw:text-box>
        <svg:title/>
        <svg:desc/>
      </draw:frame>
      <draw:frame draw:id="id119" presentation:style-name="a532" draw:name="Picture Placeholder 2" svg:x="5.75536in" svg:y="1.07986in" svg:width="6.75in" svg:height="5.32986in" presentation:class="graphic" presentation:placeholder="false">
        <draw:text-box>
          <text:p text:style-name="a531" text:class-names="" text:cond-style-name=""><text:span text:style-name="a530" text:class-names="">Click to add picture</text:span></text:p>
        </draw:text-box>
        <svg:title/>
        <svg:desc/>
      </draw:frame>
      <presentation:notes style:page-layout-name="pageLayout2" draw:style-name="a533"/>
    </style:master-page>
    <style:handout-master style:page-layout-name="pageLayout3" draw:style-name="a534">
      <draw:frame draw:id="id120" presentation:style-name="a537" draw:name="Header Placeholder 1" svg:x="0in" svg:y="0in" svg:width="6.5in" svg:height="1.33681in" presentation:class="header" presentation:placeholder="false">
        <draw:text-box>
          <text:p text:style-name="a536" text:class-names="" text:cond-style-name=""><text:span text:style-name="a535" text:class-names=""/></text:p>
        </draw:text-box>
        <svg:title/>
        <svg:desc/>
      </draw:frame>
      <draw:frame draw:id="id121" presentation:style-name="a541" draw:name="Date Placeholder 2" svg:x="8.49653in" svg:y="0in" svg:width="6.5in" svg:height="1.33681in" presentation:class="date-time" presentation:placeholder="false">
        <draw:text-box>
          <text:p text:style-name="a540" text:class-names="" text:cond-style-name=""><text:span text:style-name="a538" text:class-names=""><text:date text:fixed="false" style:data-style-name="a539">2025</text:date></text:span></text:p>
        </draw:text-box>
        <svg:title/>
        <svg:desc/>
      </draw:frame>
      <draw:frame draw:id="id122" presentation:style-name="a544" draw:name="Footer Placeholder 3" svg:x="0in" svg:y="25.32986in" svg:width="6.5in" svg:height="1.33681in" presentation:class="footer" presentation:placeholder="false">
        <draw:text-box>
          <text:p text:style-name="a543" text:class-names="" text:cond-style-name=""><text:span text:style-name="a542" text:class-names=""/></text:p>
        </draw:text-box>
        <svg:title/>
        <svg:desc/>
      </draw:frame>
      <draw:frame draw:id="id123" presentation:style-name="a547" draw:name="Slide Number Placeholder 4" svg:x="8.49653in" svg:y="25.32986in" svg:width="6.5in" svg:height="1.33681in" presentation:class="page-number" presentation:placeholder="false">
        <draw:text-box>
          <text:p text:style-name="a546" text:class-names="" text:cond-style-name=""><text:span text:style-name="a545" text:class-names=""><text:page-number style:num-format="1" text:fixed="false"/></text:span></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dc:subject/>
    <meta:initial-creator>Jolanta Ozoliņa</meta:initial-creator>
    <dc:creator>Jolanta Ozoliņa</dc:creator>
    <meta:creation-date>2025-02-25T14:33:00Z</meta:creation-date>
    <dc:date>2025-02-25T22:49:10Z</dc:date>
    <meta:template xlink:href="%7bB8E0B96E-D2E6-4EBB-889A-CC7300FB29FB%7dtf78438558_win32" xlink:type="simple"/>
    <meta:editing-cycles>1</meta:editing-cycles>
    <meta:editing-duration>PT1830S</meta:editing-duration>
    <meta:user-defined meta:name="ContentTypeId">0x01010079F111ED35F8CC479449609E8A0923A6</meta:user-defined>
    <meta:document-statistic meta:paragraph-count="31" meta:word-count="162"/>
  </office:meta>
</office:document-meta>
</file>